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PF" table:style-name="ta1">
        <table:shapes>
          <draw:frame draw:z-index="0" draw:style-name="gr1" draw:text-style-name="P1" svg:width="15.999cm" svg:height="8.999cm" svg:x="15.337cm" svg:y="9.935cm">
            <draw:object draw:notify-on-update-of-ranges="LPF.D2:LPF.D2 LPF.D3:LPF.D48 LPF.E2:LPF.E2 LPF.E3:LPF.E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5.337cm" svg:y="0.453cm">
            <draw:object draw:notify-on-update-of-ranges="LPF.A2:LPF.A2 LPF.A3:LPF.A48 LPF.B2:LPF.B2 LPF.B3:LPF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20 Hz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PF a 20 Hz</text:p>
          </table:table-cell>
          <table:covered-table-cell table:style-name="ce3" office:value-type="string" calcext:value-type="string">
            <text:p>20 Hz</text:p>
          </table:covered-table-cell>
          <table:table-cell table:style-name="ce4"/>
          <table:table-cell table:style-name="ce1" office:value-type="string" calcext:value-type="string" table:number-columns-spanned="2" table:number-rows-spanned="1">
            <text:p>LPF a 100 Hz</text:p>
          </table:table-cell>
          <table:covered-table-cell table:style-name="ce3" office:value-type="string" calcext:value-type="string">
            <text:p>100 Hz</text:p>
          </table:covered-table-cell>
        </table:table-row>
        <table:table-row table:style-name="ro1">
          <table:table-cell table:style-name="ce2" office:value-type="string" calcext:value-type="string">
            <text:p>Sinal de entrada</text:p>
          </table:table-cell>
          <table:table-cell table:style-name="ce2" office:value-type="string" calcext:value-type="string">
            <text:p>Saída do filtro</text:p>
          </table:table-cell>
          <table:table-cell/>
          <table:table-cell table:style-name="ce2" office:value-type="string" calcext:value-type="string">
            <text:p>Sinal de entrada</text:p>
          </table:table-cell>
          <table:table-cell table:style-name="ce2" office:value-type="string" calcext:value-type="string">
            <text:p>Saída do filtro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2756" calcext:value-type="float">
            <text:p>32756</text:p>
          </table:table-cell>
          <table:table-cell/>
          <table:table-cell office:value-type="float" office:value="60331" calcext:value-type="float">
            <text:p>60331</text:p>
          </table:table-cell>
          <table:table-cell office:value-type="float" office:value="31490" calcext:value-type="float">
            <text:p>3149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309" calcext:value-type="float">
            <text:p>29309</text:p>
          </table:table-cell>
          <table:table-cell/>
          <table:table-cell office:value-type="float" office:value="54436" calcext:value-type="float">
            <text:p>54436</text:p>
          </table:table-cell>
          <table:table-cell office:value-type="float" office:value="31454" calcext:value-type="float">
            <text:p>3145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5959" calcext:value-type="float">
            <text:p>25959</text:p>
          </table:table-cell>
          <table:table-cell/>
          <table:table-cell office:value-type="float" office:value="32726" calcext:value-type="float">
            <text:p>32726</text:p>
          </table:table-cell>
          <table:table-cell office:value-type="float" office:value="31591" calcext:value-type="float">
            <text:p>31591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2631" calcext:value-type="float">
            <text:p>22631</text:p>
          </table:table-cell>
          <table:table-cell/>
          <table:table-cell office:value-type="float" office:value="9790" calcext:value-type="float">
            <text:p>9790</text:p>
          </table:table-cell>
          <table:table-cell office:value-type="float" office:value="32166" calcext:value-type="float">
            <text:p>32166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32567" calcext:value-type="float">
            <text:p>32567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4159" calcext:value-type="float">
            <text:p>14159</text:p>
          </table:table-cell>
          <table:table-cell/>
          <table:table-cell office:value-type="float" office:value="7177" calcext:value-type="float">
            <text:p>7177</text:p>
          </table:table-cell>
          <table:table-cell office:value-type="float" office:value="32968" calcext:value-type="float">
            <text:p>32968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11952" calcext:value-type="float">
            <text:p>11952</text:p>
          </table:table-cell>
          <table:table-cell/>
          <table:table-cell office:value-type="float" office:value="26999" calcext:value-type="float">
            <text:p>26999</text:p>
          </table:table-cell>
          <table:table-cell office:value-type="float" office:value="33327" calcext:value-type="float">
            <text:p>33327</text:p>
          </table:table-cell>
        </table:table-row>
        <table:table-row table:style-name="ro1">
          <table:table-cell office:value-type="float" office:value="14396" calcext:value-type="float">
            <text:p>14396</text:p>
          </table:table-cell>
          <table:table-cell office:value-type="float" office:value="10105" calcext:value-type="float">
            <text:p>10105</text:p>
          </table:table-cell>
          <table:table-cell/>
          <table:table-cell office:value-type="float" office:value="50436" calcext:value-type="float">
            <text:p>50436</text:p>
          </table:table-cell>
          <table:table-cell office:value-type="float" office:value="33891" calcext:value-type="float">
            <text:p>33891</text:p>
          </table:table-cell>
        </table:table-row>
        <table:table-row table:style-name="ro1">
          <table:table-cell office:value-type="float" office:value="17822" calcext:value-type="float">
            <text:p>17822</text:p>
          </table:table-cell>
          <table:table-cell office:value-type="float" office:value="8680" calcext:value-type="float">
            <text:p>8680</text:p>
          </table:table-cell>
          <table:table-cell/>
          <table:table-cell office:value-type="float" office:value="60356" calcext:value-type="float">
            <text:p>60356</text:p>
          </table:table-cell>
          <table:table-cell office:value-type="float" office:value="34160" calcext:value-type="float">
            <text:p>34160</text:p>
          </table:table-cell>
        </table:table-row>
        <table:table-row table:style-name="ro1">
          <table:table-cell office:value-type="float" office:value="23196" calcext:value-type="float">
            <text:p>23196</text:p>
          </table:table-cell>
          <table:table-cell office:value-type="float" office:value="7692" calcext:value-type="float">
            <text:p>7692</text:p>
          </table:table-cell>
          <table:table-cell/>
          <table:table-cell office:value-type="float" office:value="53260" calcext:value-type="float">
            <text:p>53260</text:p>
          </table:table-cell>
          <table:table-cell office:value-type="float" office:value="34456" calcext:value-type="float">
            <text:p>34456</text:p>
          </table:table-cell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7059" calcext:value-type="float">
            <text:p>7059</text:p>
          </table:table-cell>
          <table:table-cell/>
          <table:table-cell office:value-type="float" office:value="30834" calcext:value-type="float">
            <text:p>30834</text:p>
          </table:table-cell>
          <table:table-cell office:value-type="float" office:value="35327" calcext:value-type="float">
            <text:p>35327</text:p>
          </table:table-cell>
        </table:table-row>
        <table:table-row table:style-name="ro1">
          <table:table-cell office:value-type="float" office:value="32780" calcext:value-type="float">
            <text:p>32780</text:p>
          </table:table-cell>
          <table:table-cell office:value-type="float" office:value="7271" calcext:value-type="float">
            <text:p>7271</text:p>
          </table:table-cell>
          <table:table-cell/>
          <table:table-cell office:value-type="float" office:value="7181" calcext:value-type="float">
            <text:p>7181</text:p>
          </table:table-cell>
          <table:table-cell office:value-type="float" office:value="35609" calcext:value-type="float">
            <text:p>35609</text:p>
          </table:table-cell>
        </table:table-row>
        <table:table-row table:style-name="ro1">
          <table:table-cell office:value-type="float" office:value="36575" calcext:value-type="float">
            <text:p>36575</text:p>
          </table:table-cell>
          <table:table-cell office:value-type="float" office:value="7945" calcext:value-type="float">
            <text:p>7945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5900" calcext:value-type="float">
            <text:p>35900</text:p>
          </table:table-cell>
        </table:table-row>
        <table:table-row table:style-name="ro1">
          <table:table-cell office:value-type="float" office:value="42097" calcext:value-type="float">
            <text:p>42097</text:p>
          </table:table-cell>
          <table:table-cell office:value-type="float" office:value="8977" calcext:value-type="float">
            <text:p>8977</text:p>
          </table:table-cell>
          <table:table-cell/>
          <table:table-cell office:value-type="float" office:value="8595" calcext:value-type="float">
            <text:p>8595</text:p>
          </table:table-cell>
          <table:table-cell office:value-type="float" office:value="36125" calcext:value-type="float">
            <text:p>36125</text:p>
          </table:table-cell>
        </table:table-row>
        <table:table-row table:style-name="ro1">
          <table:table-cell office:value-type="float" office:value="45638" calcext:value-type="float">
            <text:p>45638</text:p>
          </table:table-cell>
          <table:table-cell office:value-type="float" office:value="12339" calcext:value-type="float">
            <text:p>12339</text:p>
          </table:table-cell>
          <table:table-cell/>
          <table:table-cell office:value-type="float" office:value="28944" calcext:value-type="float">
            <text:p>28944</text:p>
          </table:table-cell>
          <table:table-cell office:value-type="float" office:value="36254" calcext:value-type="float">
            <text:p>36254</text:p>
          </table:table-cell>
        </table:table-row>
        <table:table-row table:style-name="ro1">
          <table:table-cell office:value-type="float" office:value="50407" calcext:value-type="float">
            <text:p>50407</text:p>
          </table:table-cell>
          <table:table-cell office:value-type="float" office:value="14597" calcext:value-type="float">
            <text:p>14597</text:p>
          </table:table-cell>
          <table:table-cell/>
          <table:table-cell office:value-type="float" office:value="53243" calcext:value-type="float">
            <text:p>53243</text:p>
          </table:table-cell>
          <table:table-cell office:value-type="float" office:value="36088" calcext:value-type="float">
            <text:p>36088</text:p>
          </table:table-cell>
        </table:table-row>
        <table:table-row table:style-name="ro1">
          <table:table-cell office:value-type="float" office:value="53228" calcext:value-type="float">
            <text:p>53228</text:p>
          </table:table-cell>
          <table:table-cell office:value-type="float" office:value="17196" calcext:value-type="float">
            <text:p>17196</text:p>
          </table:table-cell>
          <table:table-cell/>
          <table:table-cell office:value-type="float" office:value="60488" calcext:value-type="float">
            <text:p>60488</text:p>
          </table:table-cell>
          <table:table-cell office:value-type="float" office:value="35926" calcext:value-type="float">
            <text:p>35926</text:p>
          </table:table-cell>
        </table:table-row>
        <table:table-row table:style-name="ro1">
          <table:table-cell office:value-type="float" office:value="56741" calcext:value-type="float">
            <text:p>56741</text:p>
          </table:table-cell>
          <table:table-cell office:value-type="float" office:value="20096" calcext:value-type="float">
            <text:p>20096</text:p>
          </table:table-cell>
          <table:table-cell/>
          <table:table-cell office:value-type="float" office:value="50399" calcext:value-type="float">
            <text:p>50399</text:p>
          </table:table-cell>
          <table:table-cell office:value-type="float" office:value="35791" calcext:value-type="float">
            <text:p>35791</text:p>
          </table:table-cell>
        </table:table-row>
        <table:table-row table:style-name="ro1">
          <table:table-cell office:value-type="float" office:value="59341" calcext:value-type="float">
            <text:p>59341</text:p>
          </table:table-cell>
          <table:table-cell office:value-type="float" office:value="26619" calcext:value-type="float">
            <text:p>26619</text:p>
          </table:table-cell>
          <table:table-cell/>
          <table:table-cell office:value-type="float" office:value="26999" calcext:value-type="float">
            <text:p>26999</text:p>
          </table:table-cell>
          <table:table-cell office:value-type="float" office:value="35801" calcext:value-type="float">
            <text:p>35801</text:p>
          </table:table-cell>
        </table:table-row>
        <table:table-row table:style-name="ro1">
          <table:table-cell office:value-type="float" office:value="60377" calcext:value-type="float">
            <text:p>60377</text:p>
          </table:table-cell>
          <table:table-cell office:value-type="float" office:value="30147" calcext:value-type="float">
            <text:p>30147</text:p>
          </table:table-cell>
          <table:table-cell/>
          <table:table-cell office:value-type="float" office:value="6041" calcext:value-type="float">
            <text:p>6041</text:p>
          </table:table-cell>
          <table:table-cell office:value-type="float" office:value="35957" calcext:value-type="float">
            <text:p>35957</text:p>
          </table:table-cell>
        </table:table-row>
        <table:table-row table:style-name="ro1">
          <table:table-cell office:value-type="float" office:value="60315" calcext:value-type="float">
            <text:p>60315</text:p>
          </table:table-cell>
          <table:table-cell office:value-type="float" office:value="33780" calcext:value-type="float">
            <text:p>33780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36111" calcext:value-type="float">
            <text:p>36111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float" office:value="41117" calcext:value-type="float">
            <text:p>41117</text:p>
          </table:table-cell>
          <table:table-cell/>
          <table:table-cell office:value-type="float" office:value="11421" calcext:value-type="float">
            <text:p>11421</text:p>
          </table:table-cell>
          <table:table-cell office:value-type="float" office:value="36180" calcext:value-type="float">
            <text:p>36180</text:p>
          </table:table-cell>
        </table:table-row>
        <table:table-row table:style-name="ro1">
          <table:table-cell office:value-type="float" office:value="60330" calcext:value-type="float">
            <text:p>60330</text:p>
          </table:table-cell>
          <table:table-cell office:value-type="float" office:value="44689" calcext:value-type="float">
            <text:p>44689</text:p>
          </table:table-cell>
          <table:table-cell/>
          <table:table-cell office:value-type="float" office:value="34689" calcext:value-type="float">
            <text:p>34689</text:p>
          </table:table-cell>
          <table:table-cell office:value-type="float" office:value="35940" calcext:value-type="float">
            <text:p>35940</text:p>
          </table:table-cell>
        </table:table-row>
        <table:table-row table:style-name="ro1">
          <table:table-cell office:value-type="float" office:value="58629" calcext:value-type="float">
            <text:p>58629</text:p>
          </table:table-cell>
          <table:table-cell office:value-type="float" office:value="47986" calcext:value-type="float">
            <text:p>47986</text:p>
          </table:table-cell>
          <table:table-cell/>
          <table:table-cell office:value-type="float" office:value="55576" calcext:value-type="float">
            <text:p>55576</text:p>
          </table:table-cell>
          <table:table-cell office:value-type="float" office:value="35567" calcext:value-type="float">
            <text:p>35567</text:p>
          </table:table-cell>
        </table:table-row>
        <table:table-row table:style-name="ro1">
          <table:table-cell office:value-type="float" office:value="56734" calcext:value-type="float">
            <text:p>56734</text:p>
          </table:table-cell>
          <table:table-cell office:value-type="float" office:value="53717" calcext:value-type="float">
            <text:p>53717</text:p>
          </table:table-cell>
          <table:table-cell/>
          <table:table-cell office:value-type="float" office:value="60428" calcext:value-type="float">
            <text:p>60428</text:p>
          </table:table-cell>
          <table:table-cell office:value-type="float" office:value="35220" calcext:value-type="float">
            <text:p>35220</text:p>
          </table:table-cell>
        </table:table-row>
        <table:table-row table:style-name="ro1">
          <table:table-cell office:value-type="float" office:value="53076" calcext:value-type="float">
            <text:p>53076</text:p>
          </table:table-cell>
          <table:table-cell office:value-type="float" office:value="56063" calcext:value-type="float">
            <text:p>56063</text:p>
          </table:table-cell>
          <table:table-cell/>
          <table:table-cell office:value-type="float" office:value="47303" calcext:value-type="float">
            <text:p>47303</text:p>
          </table:table-cell>
          <table:table-cell office:value-type="float" office:value="34887" calcext:value-type="float">
            <text:p>34887</text:p>
          </table:table-cell>
        </table:table-row>
        <table:table-row table:style-name="ro1">
          <table:table-cell office:value-type="float" office:value="48855" calcext:value-type="float">
            <text:p>48855</text:p>
          </table:table-cell>
          <table:table-cell office:value-type="float" office:value="58028" calcext:value-type="float">
            <text:p>58028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4645" calcext:value-type="float">
            <text:p>34645</text:p>
          </table:table-cell>
        </table:table-row>
        <table:table-row table:style-name="ro1">
          <table:table-cell office:value-type="float" office:value="45584" calcext:value-type="float">
            <text:p>45584</text:p>
          </table:table-cell>
          <table:table-cell office:value-type="float" office:value="59597" calcext:value-type="float">
            <text:p>59597</text:p>
          </table:table-cell>
          <table:table-cell/>
          <table:table-cell office:value-type="float" office:value="2951" calcext:value-type="float">
            <text:p>2951</text:p>
          </table:table-cell>
          <table:table-cell office:value-type="float" office:value="34680" calcext:value-type="float">
            <text:p>34680</text:p>
          </table:table-cell>
        </table:table-row>
        <table:table-row table:style-name="ro1">
          <table:table-cell office:value-type="float" office:value="40296" calcext:value-type="float">
            <text:p>40296</text:p>
          </table:table-cell>
          <table:table-cell office:value-type="float" office:value="61529" calcext:value-type="float">
            <text:p>61529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34730" calcext:value-type="float">
            <text:p>34730</text:p>
          </table:table-cell>
        </table:table-row>
        <table:table-row table:style-name="ro1">
          <table:table-cell office:value-type="float" office:value="34695" calcext:value-type="float">
            <text:p>34695</text:p>
          </table:table-cell>
          <table:table-cell office:value-type="float" office:value="61809" calcext:value-type="float">
            <text:p>61809</text:p>
          </table:table-cell>
          <table:table-cell/>
          <table:table-cell office:value-type="float" office:value="16112" calcext:value-type="float">
            <text:p>16112</text:p>
          </table:table-cell>
          <table:table-cell office:value-type="float" office:value="34709" calcext:value-type="float">
            <text:p>34709</text:p>
          </table:table-cell>
        </table:table-row>
        <table:table-row table:style-name="ro1">
          <table:table-cell office:value-type="float" office:value="30849" calcext:value-type="float">
            <text:p>30849</text:p>
          </table:table-cell>
          <table:table-cell office:value-type="float" office:value="61464" calcext:value-type="float">
            <text:p>61464</text:p>
          </table:table-cell>
          <table:table-cell/>
          <table:table-cell office:value-type="float" office:value="40435" calcext:value-type="float">
            <text:p>40435</text:p>
          </table:table-cell>
          <table:table-cell office:value-type="float" office:value="34391" calcext:value-type="float">
            <text:p>34391</text:p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float" office:value="59257" calcext:value-type="float">
            <text:p>59257</text:p>
          </table:table-cell>
          <table:table-cell/>
          <table:table-cell office:value-type="float" office:value="58649" calcext:value-type="float">
            <text:p>58649</text:p>
          </table:table-cell>
          <table:table-cell office:value-type="float" office:value="34145" calcext:value-type="float">
            <text:p>34145</text:p>
          </table:table-cell>
        </table:table-row>
        <table:table-row table:style-name="ro1">
          <table:table-cell office:value-type="float" office:value="21328" calcext:value-type="float">
            <text:p>21328</text:p>
          </table:table-cell>
          <table:table-cell office:value-type="float" office:value="57519" calcext:value-type="float">
            <text:p>57519</text:p>
          </table:table-cell>
          <table:table-cell/>
          <table:table-cell office:value-type="float" office:value="58581" calcext:value-type="float">
            <text:p>58581</text:p>
          </table:table-cell>
          <table:table-cell office:value-type="float" office:value="33938" calcext:value-type="float">
            <text:p>33938</text:p>
          </table:table-cell>
        </table:table-row>
        <table:table-row table:style-name="ro1">
          <table:table-cell office:value-type="float" office:value="16047" calcext:value-type="float">
            <text:p>16047</text:p>
          </table:table-cell>
          <table:table-cell office:value-type="float" office:value="55392" calcext:value-type="float">
            <text:p>55392</text:p>
          </table:table-cell>
          <table:table-cell/>
          <table:table-cell office:value-type="float" office:value="40256" calcext:value-type="float">
            <text:p>40256</text:p>
          </table:table-cell>
          <table:table-cell office:value-type="float" office:value="33672" calcext:value-type="float">
            <text:p>33672</text:p>
          </table:table-cell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float" office:value="50227" calcext:value-type="float">
            <text:p>50227</text:p>
          </table:table-cell>
          <table:table-cell/>
          <table:table-cell office:value-type="float" office:value="15896" calcext:value-type="float">
            <text:p>15896</text:p>
          </table:table-cell>
          <table:table-cell office:value-type="float" office:value="33782" calcext:value-type="float">
            <text:p>33782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47268" calcext:value-type="float">
            <text:p>47268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33954" calcext:value-type="float">
            <text:p>33954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44131" calcext:value-type="float">
            <text:p>44131</text:p>
          </table:table-cell>
          <table:table-cell/>
          <table:table-cell office:value-type="float" office:value="3938" calcext:value-type="float">
            <text:p>3938</text:p>
          </table:table-cell>
          <table:table-cell office:value-type="float" office:value="34138" calcext:value-type="float">
            <text:p>34138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40862" calcext:value-type="float">
            <text:p>40862</text:p>
          </table:table-cell>
          <table:table-cell/>
          <table:table-cell office:value-type="float" office:value="23203" calcext:value-type="float">
            <text:p>23203</text:p>
          </table:table-cell>
          <table:table-cell office:value-type="float" office:value="34260" calcext:value-type="float">
            <text:p>3426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4134" calcext:value-type="float">
            <text:p>34134</text:p>
          </table:table-cell>
          <table:table-cell/>
          <table:table-cell office:value-type="float" office:value="47208" calcext:value-type="float">
            <text:p>47208</text:p>
          </table:table-cell>
          <table:table-cell office:value-type="float" office:value="34190" calcext:value-type="float">
            <text:p>3419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776" calcext:value-type="float">
            <text:p>30776</text:p>
          </table:table-cell>
          <table:table-cell/>
          <table:table-cell office:value-type="float" office:value="60309" calcext:value-type="float">
            <text:p>60309</text:p>
          </table:table-cell>
          <table:table-cell office:value-type="float" office:value="34093" calcext:value-type="float">
            <text:p>3409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7489" calcext:value-type="float">
            <text:p>27489</text:p>
          </table:table-cell>
          <table:table-cell/>
          <table:table-cell office:value-type="float" office:value="55731" calcext:value-type="float">
            <text:p>55731</text:p>
          </table:table-cell>
          <table:table-cell office:value-type="float" office:value="33800" calcext:value-type="float">
            <text:p>338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4350" calcext:value-type="float">
            <text:p>24350</text:p>
          </table:table-cell>
          <table:table-cell/>
          <table:table-cell office:value-type="float" office:value="34695" calcext:value-type="float">
            <text:p>34695</text:p>
          </table:table-cell>
          <table:table-cell office:value-type="float" office:value="33785" calcext:value-type="float">
            <text:p>3378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1247" calcext:value-type="float">
            <text:p>21247</text:p>
          </table:table-cell>
          <table:table-cell/>
          <table:table-cell office:value-type="float" office:value="11291" calcext:value-type="float">
            <text:p>11291</text:p>
          </table:table-cell>
          <table:table-cell office:value-type="float" office:value="33783" calcext:value-type="float">
            <text:p>33783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8437" calcext:value-type="float">
            <text:p>18437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33833" calcext:value-type="float">
            <text:p>33833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3181" calcext:value-type="float">
            <text:p>13181</text:p>
          </table:table-cell>
          <table:table-cell/>
          <table:table-cell office:value-type="float" office:value="7150" calcext:value-type="float">
            <text:p>7150</text:p>
          </table:table-cell>
          <table:table-cell office:value-type="float" office:value="33738" calcext:value-type="float">
            <text:p>33738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11095" calcext:value-type="float">
            <text:p>11095</text:p>
          </table:table-cell>
          <table:table-cell/>
          <table:table-cell office:value-type="float" office:value="27082" calcext:value-type="float">
            <text:p>27082</text:p>
          </table:table-cell>
          <table:table-cell office:value-type="float" office:value="33559" calcext:value-type="float">
            <text:p>33559</text:p>
          </table:table-cell>
        </table:table-row>
      </table:table>
      <table:table table:name="HPF" table:style-name="ta1">
        <table:shapes>
          <draw:frame draw:z-index="0" draw:style-name="gr1" draw:text-style-name="P1" svg:width="15.999cm" svg:height="8.999cm" svg:x="15.337cm" svg:y="0.453cm">
            <draw:object draw:notify-on-update-of-ranges="BPF.D2:BPF.D2 BPF.D3:BPF.D48 BPF.E2:BPF.E2 BPF.E3:BPF.E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5.337cm" svg:y="9.935cm">
            <draw:object draw:notify-on-update-of-ranges="BPF.A2:BPF.A2 BPF.A3:BPF.A48 BPF.B2:BPF.B2 BPF.B3:BPF.B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20 Hz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PF a 20 Hz</text:p>
          </table:table-cell>
          <table:covered-table-cell table:style-name="ce3" office:value-type="string" calcext:value-type="string">
            <text:p>20 Hz</text:p>
          </table:covered-table-cell>
          <table:table-cell table:style-name="ce4"/>
          <table:table-cell table:style-name="ce1" office:value-type="string" calcext:value-type="string" table:number-columns-spanned="2" table:number-rows-spanned="1">
            <text:p>HPF a 100 Hz</text:p>
          </table:table-cell>
          <table:covered-table-cell table:style-name="ce3" office:value-type="string" calcext:value-type="string">
            <text:p>100 Hz</text:p>
          </table:covered-table-cell>
        </table:table-row>
        <table:table-row table:style-name="ro1">
          <table:table-cell table:style-name="ce2" office:value-type="string" calcext:value-type="string">
            <text:p>Sinal de entrada</text:p>
          </table:table-cell>
          <table:table-cell table:style-name="ce2" office:value-type="string" calcext:value-type="string">
            <text:p>Saída do filtro</text:p>
          </table:table-cell>
          <table:table-cell/>
          <table:table-cell table:style-name="ce2" office:value-type="string" calcext:value-type="string">
            <text:p>Sinal de entrada</text:p>
          </table:table-cell>
          <table:table-cell table:style-name="ce2" office:value-type="string" calcext:value-type="string">
            <text:p>Saída do filtro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59585" calcext:value-type="float">
            <text:p>59585</text:p>
          </table:table-cell>
          <table:table-cell/>
          <table:table-cell office:value-type="float" office:value="54367" calcext:value-type="float">
            <text:p>54367</text:p>
          </table:table-cell>
          <table:table-cell office:value-type="float" office:value="29196" calcext:value-type="float">
            <text:p>2919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0525" calcext:value-type="float">
            <text:p>40525</text:p>
          </table:table-cell>
          <table:table-cell/>
          <table:table-cell office:value-type="float" office:value="53045" calcext:value-type="float">
            <text:p>53045</text:p>
          </table:table-cell>
          <table:table-cell office:value-type="float" office:value="29196" calcext:value-type="float">
            <text:p>29196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18872" calcext:value-type="float">
            <text:p>18872</text:p>
          </table:table-cell>
          <table:table-cell/>
          <table:table-cell office:value-type="float" office:value="48709" calcext:value-type="float">
            <text:p>48709</text:p>
          </table:table-cell>
          <table:table-cell office:value-type="float" office:value="35211" calcext:value-type="float">
            <text:p>35211</text:p>
          </table:table-cell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x</text:p>
          </table:table-cell>
          <table:table-cell office:value-type="float" office:value="43758" calcext:value-type="float">
            <text:p>43758</text:p>
          </table:table-cell>
          <table:table-cell office:value-type="float" office:value="37465" calcext:value-type="float">
            <text:p>37465</text:p>
          </table:table-cell>
        </table:table-row>
        <table:table-row table:style-name="ro1">
          <table:table-cell office:value-type="float" office:value="45551" calcext:value-type="float">
            <text:p>45551</text:p>
          </table:table-cell>
          <table:table-cell office:value-type="float" office:value="4339" calcext:value-type="float">
            <text:p>4339</text:p>
          </table:table-cell>
          <table:table-cell/>
          <table:table-cell office:value-type="float" office:value="40195" calcext:value-type="float">
            <text:p>40195</text:p>
          </table:table-cell>
          <table:table-cell office:value-type="float" office:value="22362" calcext:value-type="float">
            <text:p>22362</text:p>
          </table:table-cell>
        </table:table-row>
        <table:table-row table:style-name="ro1">
          <table:table-cell office:value-type="float" office:value="60241" calcext:value-type="float">
            <text:p>60241</text:p>
          </table:table-cell>
          <table:table-cell office:value-type="float" office:value="21060" calcext:value-type="float">
            <text:p>21060</text:p>
          </table:table-cell>
          <table:table-cell/>
          <table:table-cell office:value-type="float" office:value="34550" calcext:value-type="float">
            <text:p>34550</text:p>
          </table:table-cell>
          <table:table-cell office:value-type="float" office:value="36211" calcext:value-type="float">
            <text:p>36211</text:p>
          </table:table-cell>
        </table:table-row>
        <table:table-row table:style-name="ro1">
          <table:table-cell office:value-type="float" office:value="56760" calcext:value-type="float">
            <text:p>56760</text:p>
          </table:table-cell>
          <table:table-cell office:value-type="float" office:value="38312" calcext:value-type="float">
            <text:p>38312</text:p>
          </table:table-cell>
          <table:table-cell/>
          <table:table-cell office:value-type="float" office:value="28819" calcext:value-type="float">
            <text:p>28819</text:p>
          </table:table-cell>
          <table:table-cell office:value-type="float" office:value="35312" calcext:value-type="float">
            <text:p>35312</text:p>
          </table:table-cell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float" office:value="65483" calcext:value-type="float">
            <text:p>65483</text:p>
          </table:table-cell>
          <table:table-cell/>
          <table:table-cell office:value-type="float" office:value="25007" calcext:value-type="float">
            <text:p>25007</text:p>
          </table:table-cell>
          <table:table-cell office:value-type="float" office:value="36379" calcext:value-type="float">
            <text:p>36379</text:p>
          </table:table-cell>
        </table:table-row>
        <table:table-row table:style-name="ro1">
          <table:table-cell office:value-type="float" office:value="12784" calcext:value-type="float">
            <text:p>12784</text:p>
          </table:table-cell>
          <table:table-cell office:value-type="float" office:value="63651" calcext:value-type="float">
            <text:p>63651</text:p>
          </table:table-cell>
          <table:table-cell/>
          <table:table-cell office:value-type="float" office:value="19470" calcext:value-type="float">
            <text:p>19470</text:p>
          </table:table-cell>
          <table:table-cell office:value-type="float" office:value="33979" calcext:value-type="float">
            <text:p>3397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8277" calcext:value-type="float">
            <text:p>38277</text:p>
          </table:table-cell>
          <table:table-cell/>
          <table:table-cell office:value-type="float" office:value="15995" calcext:value-type="float">
            <text:p>15995</text:p>
          </table:table-cell>
          <table:table-cell office:value-type="float" office:value="30194" calcext:value-type="float">
            <text:p>30194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7198" calcext:value-type="float">
            <text:p>7198</text:p>
          </table:table-cell>
          <table:table-cell/>
          <table:table-cell office:value-type="float" office:value="11276" calcext:value-type="float">
            <text:p>11276</text:p>
          </table:table-cell>
          <table:table-cell office:value-type="float" office:value="33265" calcext:value-type="float">
            <text:p>33265</text:p>
          </table:table-cell>
        </table:table-row>
        <table:table-row table:style-name="ro1">
          <table:table-cell office:value-type="float" office:value="23123" calcext:value-type="float">
            <text:p>23123</text:p>
          </table:table-cell>
          <table:table-cell office:value-type="float" office:value="5594" calcext:value-type="float">
            <text:p>5594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30237" calcext:value-type="float">
            <text:p>30237</text:p>
          </table:table-cell>
        </table:table-row>
        <table:table-row table:style-name="ro1">
          <table:table-cell office:value-type="float" office:value="45558" calcext:value-type="float">
            <text:p>45558</text:p>
          </table:table-cell>
          <table:table-cell office:value-type="float" office:value="16590" calcext:value-type="float">
            <text:p>16590</text:p>
          </table:table-cell>
          <table:table-cell/>
          <table:table-cell office:value-type="float" office:value="5027" calcext:value-type="float">
            <text:p>5027</text:p>
          </table:table-cell>
          <table:table-cell office:value-type="float" office:value="33777" calcext:value-type="float">
            <text:p>33777</text:p>
          </table:table-cell>
        </table:table-row>
        <table:table-row table:style-name="ro1">
          <table:table-cell office:value-type="float" office:value="60294" calcext:value-type="float">
            <text:p>60294</text:p>
          </table:table-cell>
          <table:table-cell office:value-type="float" office:value="21012" calcext:value-type="float">
            <text:p>21012</text:p>
          </table:table-cell>
          <table:table-cell/>
          <table:table-cell office:value-type="float" office:value="2220" calcext:value-type="float">
            <text:p>2220</text:p>
          </table:table-cell>
          <table:table-cell office:value-type="float" office:value="32518" calcext:value-type="float">
            <text:p>32518</text:p>
          </table:table-cell>
        </table:table-row>
        <table:table-row table:style-name="ro1">
          <table:table-cell office:value-type="float" office:value="55726" calcext:value-type="float">
            <text:p>55726</text:p>
          </table:table-cell>
          <table:table-cell office:value-type="float" office:value="55329" calcext:value-type="float">
            <text:p>55329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1">
          <table:table-cell office:value-type="float" office:value="34638" calcext:value-type="float">
            <text:p>34638</text:p>
          </table:table-cell>
          <table:table-cell office:value-type="float" office:value="63710" calcext:value-type="float">
            <text:p>63710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36084" calcext:value-type="float">
            <text:p>36084</text:p>
          </table:table-cell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float" office:value="48879" calcext:value-type="float">
            <text:p>4887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36756" calcext:value-type="float">
            <text:p>3675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7820" calcext:value-type="float">
            <text:p>27820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25319" calcext:value-type="float">
            <text:p>25319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9928" calcext:value-type="float">
            <text:p>9928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float" office:value="36546" calcext:value-type="float">
            <text:p>36546</text:p>
          </table:table-cell>
        </table:table-row>
        <table:table-row table:style-name="ro1">
          <table:table-cell office:value-type="float" office:value="25015" calcext:value-type="float">
            <text:p>25015</text:p>
          </table:table-cell>
          <table:table-cell office:value-type="float" office:value="2105" calcext:value-type="float">
            <text:p>210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35750" calcext:value-type="float">
            <text:p>35750</text:p>
          </table:table-cell>
        </table:table-row>
        <table:table-row table:style-name="ro1">
          <table:table-cell office:value-type="float" office:value="47213" calcext:value-type="float">
            <text:p>47213</text:p>
          </table:table-cell>
          <table:table-cell office:value-type="float" office:value="22833" calcext:value-type="float">
            <text:p>22833</text:p>
          </table:table-cell>
          <table:table-cell/>
          <table:table-cell office:value-type="float" office:value="5986" calcext:value-type="float">
            <text:p>5986</text:p>
          </table:table-cell>
          <table:table-cell office:value-type="float" office:value="36056" calcext:value-type="float">
            <text:p>36056</text:p>
          </table:table-cell>
        </table:table-row>
        <table:table-row table:style-name="ro1">
          <table:table-cell office:value-type="float" office:value="60271" calcext:value-type="float">
            <text:p>60271</text:p>
          </table:table-cell>
          <table:table-cell office:value-type="float" office:value="44286" calcext:value-type="float">
            <text:p>44286</text:p>
          </table:table-cell>
          <table:table-cell/>
          <table:table-cell office:value-type="float" office:value="8390" calcext:value-type="float">
            <text:p>8390</text:p>
          </table:table-cell>
          <table:table-cell office:value-type="float" office:value="35723" calcext:value-type="float">
            <text:p>35723</text:p>
          </table:table-cell>
        </table:table-row>
        <table:table-row table:style-name="ro1">
          <table:table-cell office:value-type="float" office:value="55608" calcext:value-type="float">
            <text:p>55608</text:p>
          </table:table-cell>
          <table:table-cell office:value-type="float" office:value="63316" calcext:value-type="float">
            <text:p>63316</text:p>
          </table:table-cell>
          <table:table-cell/>
          <table:table-cell office:value-type="float" office:value="12745" calcext:value-type="float">
            <text:p>12745</text:p>
          </table:table-cell>
          <table:table-cell office:value-type="float" office:value="35083" calcext:value-type="float">
            <text:p>35083</text:p>
          </table:table-cell>
        </table:table-row>
        <table:table-row table:style-name="ro1">
          <table:table-cell office:value-type="float" office:value="34610" calcext:value-type="float">
            <text:p>34610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float" office:value="17564" calcext:value-type="float">
            <text:p>17564</text:p>
          </table:table-cell>
          <table:table-cell office:value-type="float" office:value="34191" calcext:value-type="float">
            <text:p>34191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45814" calcext:value-type="float">
            <text:p>45814</text:p>
          </table:table-cell>
          <table:table-cell/>
          <table:table-cell office:value-type="float" office:value="21253" calcext:value-type="float">
            <text:p>21253</text:p>
          </table:table-cell>
          <table:table-cell office:value-type="float" office:value="33830" calcext:value-type="float">
            <text:p>3383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3218" calcext:value-type="float">
            <text:p>23218</text:p>
          </table:table-cell>
          <table:table-cell/>
          <table:table-cell office:value-type="float" office:value="26858" calcext:value-type="float">
            <text:p>26858</text:p>
          </table:table-cell>
          <table:table-cell office:value-type="float" office:value="34123" calcext:value-type="float">
            <text:p>34123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8024" calcext:value-type="float">
            <text:p>8024</text:p>
          </table:table-cell>
          <table:table-cell/>
          <table:table-cell office:value-type="float" office:value="30616" calcext:value-type="float">
            <text:p>30616</text:p>
          </table:table-cell>
          <table:table-cell office:value-type="float" office:value="33587" calcext:value-type="float">
            <text:p>33587</text:p>
          </table:table-cell>
        </table:table-row>
        <table:table-row table:style-name="ro1">
          <table:table-cell office:value-type="float" office:value="25034" calcext:value-type="float">
            <text:p>25034</text:p>
          </table:table-cell>
          <table:table-cell office:value-type="float" office:value="4426" calcext:value-type="float">
            <text:p>4426</text:p>
          </table:table-cell>
          <table:table-cell/>
          <table:table-cell office:value-type="float" office:value="36497" calcext:value-type="float">
            <text:p>36497</text:p>
          </table:table-cell>
          <table:table-cell office:value-type="float" office:value="34108" calcext:value-type="float">
            <text:p>34108</text:p>
          </table:table-cell>
        </table:table-row>
        <table:table-row table:style-name="ro1">
          <table:table-cell office:value-type="float" office:value="47244" calcext:value-type="float">
            <text:p>47244</text:p>
          </table:table-cell>
          <table:table-cell office:value-type="float" office:value="13200" calcext:value-type="float">
            <text:p>13200</text:p>
          </table:table-cell>
          <table:table-cell/>
          <table:table-cell office:value-type="float" office:value="41995" calcext:value-type="float">
            <text:p>41995</text:p>
          </table:table-cell>
          <table:table-cell office:value-type="float" office:value="34146" calcext:value-type="float">
            <text:p>34146</text:p>
          </table:table-cell>
        </table:table-row>
        <table:table-row table:style-name="ro1">
          <table:table-cell office:value-type="float" office:value="60247" calcext:value-type="float">
            <text:p>60247</text:p>
          </table:table-cell>
          <table:table-cell office:value-type="float" office:value="31339" calcext:value-type="float">
            <text:p>31339</text:p>
          </table:table-cell>
          <table:table-cell/>
          <table:table-cell office:value-type="float" office:value="45468" calcext:value-type="float">
            <text:p>45468</text:p>
          </table:table-cell>
          <table:table-cell office:value-type="float" office:value="34689" calcext:value-type="float">
            <text:p>34689</text:p>
          </table:table-cell>
        </table:table-row>
        <table:table-row table:style-name="ro1">
          <table:table-cell office:value-type="float" office:value="55670" calcext:value-type="float">
            <text:p>55670</text:p>
          </table:table-cell>
          <table:table-cell office:value-type="float" office:value="64193" calcext:value-type="float">
            <text:p>64193</text:p>
          </table:table-cell>
          <table:table-cell/>
          <table:table-cell office:value-type="float" office:value="50187" calcext:value-type="float">
            <text:p>50187</text:p>
          </table:table-cell>
          <table:table-cell office:value-type="float" office:value="33929" calcext:value-type="float">
            <text:p>33929</text:p>
          </table:table-cell>
        </table:table-row>
        <table:table-row table:style-name="ro1">
          <table:table-cell office:value-type="float" office:value="34706" calcext:value-type="float">
            <text:p>34706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float" office:value="54354" calcext:value-type="float">
            <text:p>54354</text:p>
          </table:table-cell>
          <table:table-cell office:value-type="float" office:value="35374" calcext:value-type="float">
            <text:p>35374</text:p>
          </table:table-cell>
        </table:table-row>
        <table:table-row table:style-name="ro1">
          <table:table-cell office:value-type="float" office:value="11196" calcext:value-type="float">
            <text:p>11196</text:p>
          </table:table-cell>
          <table:table-cell office:value-type="float" office:value="50986" calcext:value-type="float">
            <text:p>50986</text:p>
          </table:table-cell>
          <table:table-cell/>
          <table:table-cell office:value-type="float" office:value="56585" calcext:value-type="float">
            <text:p>56585</text:p>
          </table:table-cell>
          <table:table-cell office:value-type="float" office:value="35090" calcext:value-type="float">
            <text:p>3509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3776" calcext:value-type="float">
            <text:p>33776</text:p>
          </table:table-cell>
          <table:table-cell/>
          <table:table-cell office:value-type="float" office:value="59192" calcext:value-type="float">
            <text:p>59192</text:p>
          </table:table-cell>
          <table:table-cell office:value-type="float" office:value="23985" calcext:value-type="float">
            <text:p>23985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3806" calcext:value-type="float">
            <text:p>3806</text:p>
          </table:table-cell>
          <table:table-cell/>
          <table:table-cell office:value-type="float" office:value="60175" calcext:value-type="float">
            <text:p>60175</text:p>
          </table:table-cell>
          <table:table-cell office:value-type="float" office:value="35368" calcext:value-type="float">
            <text:p>35368</text:p>
          </table:table-cell>
        </table:table-row>
        <table:table-row table:style-name="ro1">
          <table:table-cell office:value-type="float" office:value="25058" calcext:value-type="float">
            <text:p>25058</text:p>
          </table:table-cell>
          <table:table-cell office:value-type="float" office:value="5683" calcext:value-type="float">
            <text:p>5683</text:p>
          </table:table-cell>
          <table:table-cell/>
          <table:table-cell office:value-type="float" office:value="60114" calcext:value-type="float">
            <text:p>60114</text:p>
          </table:table-cell>
          <table:table-cell office:value-type="float" office:value="34891" calcext:value-type="float">
            <text:p>34891</text:p>
          </table:table-cell>
        </table:table-row>
        <table:table-row table:style-name="ro1">
          <table:table-cell office:value-type="float" office:value="48857" calcext:value-type="float">
            <text:p>48857</text:p>
          </table:table-cell>
          <table:table-cell office:value-type="float" office:value="21115" calcext:value-type="float">
            <text:p>21115</text:p>
          </table:table-cell>
          <table:table-cell/>
          <table:table-cell office:value-type="float" office:value="60146" calcext:value-type="float">
            <text:p>60146</text:p>
          </table:table-cell>
          <table:table-cell office:value-type="float" office:value="33508" calcext:value-type="float">
            <text:p>33508</text:p>
          </table:table-cell>
        </table:table-row>
        <table:table-row table:style-name="ro1">
          <table:table-cell office:value-type="float" office:value="60286" calcext:value-type="float">
            <text:p>60286</text:p>
          </table:table-cell>
          <table:table-cell office:value-type="float" office:value="24580" calcext:value-type="float">
            <text:p>24580</text:p>
          </table:table-cell>
          <table:table-cell/>
          <table:table-cell office:value-type="float" office:value="60182" calcext:value-type="float">
            <text:p>60182</text:p>
          </table:table-cell>
          <table:table-cell office:value-type="float" office:value="33485" calcext:value-type="float">
            <text:p>33485</text:p>
          </table:table-cell>
        </table:table-row>
        <table:table-row table:style-name="ro1">
          <table:table-cell office:value-type="float" office:value="54399" calcext:value-type="float">
            <text:p>54399</text:p>
          </table:table-cell>
          <table:table-cell office:value-type="float" office:value="60152" calcext:value-type="float">
            <text:p>60152</text:p>
          </table:table-cell>
          <table:table-cell/>
          <table:table-cell office:value-type="float" office:value="58470" calcext:value-type="float">
            <text:p>58470</text:p>
          </table:table-cell>
          <table:table-cell office:value-type="float" office:value="32944" calcext:value-type="float">
            <text:p>32944</text:p>
          </table:table-cell>
        </table:table-row>
        <table:table-row table:style-name="ro1">
          <table:table-cell office:value-type="float" office:value="32743" calcext:value-type="float">
            <text:p>32743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float" office:value="55510" calcext:value-type="float">
            <text:p>55510</text:p>
          </table:table-cell>
          <table:table-cell office:value-type="float" office:value="32810" calcext:value-type="float">
            <text:p>32810</text:p>
          </table:table-cell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28945" calcext:value-type="float">
            <text:p>28945</text:p>
          </table:table-cell>
          <table:table-cell/>
          <table:table-cell office:value-type="float" office:value="53065" calcext:value-type="float">
            <text:p>53065</text:p>
          </table:table-cell>
          <table:table-cell office:value-type="float" office:value="32684" calcext:value-type="float">
            <text:p>3268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9036" calcext:value-type="float">
            <text:p>29036</text:p>
          </table:table-cell>
          <table:table-cell/>
          <table:table-cell office:value-type="float" office:value="48825" calcext:value-type="float">
            <text:p>48825</text:p>
          </table:table-cell>
          <table:table-cell office:value-type="float" office:value="31986" calcext:value-type="float">
            <text:p>31986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0047" calcext:value-type="float">
            <text:p>10047</text:p>
          </table:table-cell>
          <table:table-cell/>
          <table:table-cell office:value-type="float" office:value="43760" calcext:value-type="float">
            <text:p>43760</text:p>
          </table:table-cell>
          <table:table-cell office:value-type="float" office:value="33059" calcext:value-type="float">
            <text:p>33059</text:p>
          </table:table-cell>
        </table:table-row>
        <table:table-row table:style-name="ro1">
          <table:table-cell office:value-type="float" office:value="26941" calcext:value-type="float">
            <text:p>26941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float" office:value="40201" calcext:value-type="float">
            <text:p>40201</text:p>
          </table:table-cell>
          <table:table-cell office:value-type="float" office:value="32557" calcext:value-type="float">
            <text:p>32557</text:p>
          </table:table-cell>
        </table:table-row>
        <table:table-row table:style-name="ro1">
          <table:table-cell office:value-type="float" office:value="48826" calcext:value-type="float">
            <text:p>48826</text:p>
          </table:table-cell>
          <table:table-cell office:value-type="float" office:value="26313" calcext:value-type="float">
            <text:p>26313</text:p>
          </table:table-cell>
          <table:table-cell/>
          <table:table-cell office:value-type="float" office:value="34564" calcext:value-type="float">
            <text:p>34564</text:p>
          </table:table-cell>
          <table:table-cell office:value-type="float" office:value="30838" calcext:value-type="float">
            <text:p>30838</text:p>
          </table:table-cell>
        </table:table-row>
        <table:table-row table:style-name="ro1">
          <table:table-cell office:value-type="float" office:value="60153" calcext:value-type="float">
            <text:p>60153</text:p>
          </table:table-cell>
          <table:table-cell office:value-type="float" office:value="47963" calcext:value-type="float">
            <text:p>47963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32754" calcext:value-type="float">
            <text:p>32754</text:p>
          </table:table-cell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float" office:value="64354" calcext:value-type="float">
            <text:p>64354</text:p>
          </table:table-cell>
          <table:table-cell/>
          <table:table-cell office:value-type="float" office:value="24975" calcext:value-type="float">
            <text:p>24975</text:p>
          </table:table-cell>
          <table:table-cell office:value-type="float" office:value="31787" calcext:value-type="float">
            <text:p>31787</text:p>
          </table:table-cell>
        </table:table-row>
      </table:table>
      <table:table table:name="BPF" table:style-name="ta1">
        <table:shapes>
          <draw:frame draw:z-index="0" draw:style-name="gr1" draw:text-style-name="P1" svg:width="15.999cm" svg:height="8.999cm" svg:x="23.984cm" svg:y="9.51cm">
            <draw:object draw:notify-on-update-of-ranges="BPF.D2:BPF.D2 BPF.D3:BPF.D48 BPF.E2:BPF.E2 BPF.E3:BPF.E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093cm" svg:y="0.373cm">
            <draw:object draw:notify-on-update-of-ranges="BPF.A2:BPF.A2 BPF.A3:BPF.A48 BPF.B2:BPF.B2 BPF.B3:BPF.B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  <svg:title>20 Hz</svg:title>
          </draw:frame>
          <draw:frame draw:z-index="2" draw:style-name="gr1" draw:text-style-name="P1" svg:width="15.999cm" svg:height="8.999cm" svg:x="23.984cm" svg:y="18.887cm">
            <draw:object draw:notify-on-update-of-ranges="BPF.D2:BPF.D2 BPF.D3:BPF.D48 BPF.E2:BPF.E2 BPF.E3:BPF.E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PF a 20 Hz</text:p>
          </table:table-cell>
          <table:covered-table-cell table:style-name="ce3" office:value-type="string" calcext:value-type="string">
            <text:p>20 Hz</text:p>
          </table:covered-table-cell>
          <table:table-cell table:style-name="ce4"/>
          <table:table-cell table:style-name="ce1" office:value-type="string" calcext:value-type="string" table:number-columns-spanned="2" table:number-rows-spanned="1">
            <text:p>BPF a 120 Hz</text:p>
          </table:table-cell>
          <table:covered-table-cell table:style-name="ce3" office:value-type="string" calcext:value-type="string">
            <text:p>100 Hz</text:p>
          </table:covered-table-cell>
          <table:table-cell/>
          <table:table-cell table:style-name="ce1" office:value-type="string" calcext:value-type="string" table:number-columns-spanned="2" table:number-rows-spanned="1">
            <text:p>BPF a 220 Hz</text:p>
          </table:table-cell>
          <table:covered-table-cell table:style-name="ce3" office:value-type="string" calcext:value-type="string">
            <text:p>100 Hz</text:p>
          </table:covered-table-cell>
        </table:table-row>
        <table:table-row table:style-name="ro1">
          <table:table-cell table:style-name="ce2" office:value-type="string" calcext:value-type="string">
            <text:p>Sinal de entrada</text:p>
          </table:table-cell>
          <table:table-cell table:style-name="ce2" office:value-type="string" calcext:value-type="string">
            <text:p>Saída do filtro</text:p>
          </table:table-cell>
          <table:table-cell/>
          <table:table-cell table:style-name="ce2" office:value-type="string" calcext:value-type="string">
            <text:p>Sinal de entrada</text:p>
          </table:table-cell>
          <table:table-cell table:style-name="ce2" office:value-type="string" calcext:value-type="string">
            <text:p>Saída do filtro</text:p>
          </table:table-cell>
          <table:table-cell/>
          <table:table-cell table:style-name="ce2" office:value-type="string" calcext:value-type="string">
            <text:p>Sinal de entrada</text:p>
          </table:table-cell>
          <table:table-cell table:style-name="ce2" office:value-type="string" calcext:value-type="string">
            <text:p>Saída do filtro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34" calcext:value-type="float">
            <text:p>33134</text:p>
          </table:table-cell>
          <table:table-cell/>
          <table:table-cell office:value-type="float" office:value="50678" calcext:value-type="float">
            <text:p>50678</text:p>
          </table:table-cell>
          <table:table-cell office:value-type="float" office:value="35083" calcext:value-type="float">
            <text:p>35083</text:p>
          </table:table-cell>
          <table:table-cell/>
          <table:table-cell office:value-type="float" office:value="19138" calcext:value-type="float">
            <text:p>19138</text:p>
          </table:table-cell>
          <table:table-cell office:value-type="float" office:value="33221" calcext:value-type="float">
            <text:p>33221</text:p>
          </table:table-cell>
        </table:table-row>
        <table:table-row table:style-name="ro1">
          <table:table-cell office:value-type="float" office:value="65275" calcext:value-type="float">
            <text:p>65275</text:p>
          </table:table-cell>
          <table:table-cell office:value-type="float" office:value="33111" calcext:value-type="float">
            <text:p>33111</text:p>
          </table:table-cell>
          <table:table-cell/>
          <table:table-cell office:value-type="float" office:value="62625" calcext:value-type="float">
            <text:p>62625</text:p>
          </table:table-cell>
          <table:table-cell office:value-type="float" office:value="35083" calcext:value-type="float">
            <text:p>35083</text:p>
          </table:table-cell>
          <table:table-cell/>
          <table:table-cell office:value-type="float" office:value="45115" calcext:value-type="float">
            <text:p>45115</text:p>
          </table:table-cell>
          <table:table-cell office:value-type="float" office:value="34042" calcext:value-type="float">
            <text:p>34042</text:p>
          </table:table-cell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float" office:value="33129" calcext:value-type="float">
            <text:p>33129</text:p>
          </table:table-cell>
          <table:table-cell/>
          <table:table-cell office:value-type="float" office:value="64540" calcext:value-type="float">
            <text:p>64540</text:p>
          </table:table-cell>
          <table:table-cell office:value-type="float" office:value="33656" calcext:value-type="float">
            <text:p>33656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5180" calcext:value-type="float">
            <text:p>35180</text:p>
          </table:table-cell>
        </table:table-row>
        <table:table-row table:style-name="ro1">
          <table:table-cell office:value-type="float" office:value="61163" calcext:value-type="float">
            <text:p>61163</text:p>
          </table:table-cell>
          <table:table-cell office:value-type="float" office:value="33164" calcext:value-type="float">
            <text:p>33164</text:p>
          </table:table-cell>
          <table:table-cell office:value-type="string" calcext:value-type="string">
            <text:p>x</text:p>
          </table:table-cell>
          <table:table-cell office:value-type="float" office:value="43139" calcext:value-type="float">
            <text:p>43139</text:p>
          </table:table-cell>
          <table:table-cell office:value-type="float" office:value="33200" calcext:value-type="float">
            <text:p>33200</text:p>
          </table:table-cell>
          <table:table-cell/>
          <table:table-cell office:value-type="float" office:value="24840" calcext:value-type="float">
            <text:p>24840</text:p>
          </table:table-cell>
          <table:table-cell office:value-type="float" office:value="33148" calcext:value-type="float">
            <text:p>33148</text:p>
          </table:table-cell>
        </table:table-row>
        <table:table-row table:style-name="ro1">
          <table:table-cell office:value-type="float" office:value="57777" calcext:value-type="float">
            <text:p>57777</text:p>
          </table:table-cell>
          <table:table-cell office:value-type="float" office:value="33220" calcext:value-type="float">
            <text:p>33220</text:p>
          </table:table-cell>
          <table:table-cell/>
          <table:table-cell office:value-type="float" office:value="17962" calcext:value-type="float">
            <text:p>17962</text:p>
          </table:table-cell>
          <table:table-cell office:value-type="float" office:value="33291" calcext:value-type="float">
            <text:p>33291</text:p>
          </table:table-cell>
          <table:table-cell/>
          <table:table-cell office:value-type="float" office:value="22483" calcext:value-type="float">
            <text:p>22483</text:p>
          </table:table-cell>
          <table:table-cell office:value-type="float" office:value="33475" calcext:value-type="float">
            <text:p>33475</text:p>
          </table:table-cell>
        </table:table-row>
        <table:table-row table:style-name="ro1">
          <table:table-cell office:value-type="float" office:value="53547" calcext:value-type="float">
            <text:p>53547</text:p>
          </table:table-cell>
          <table:table-cell office:value-type="float" office:value="33389" calcext:value-type="float">
            <text:p>33389</text:p>
          </table:table-cell>
          <table:table-cell/>
          <table:table-cell office:value-type="float" office:value="11953" calcext:value-type="float">
            <text:p>11953</text:p>
          </table:table-cell>
          <table:table-cell office:value-type="float" office:value="34746" calcext:value-type="float">
            <text:p>34746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4770" calcext:value-type="float">
            <text:p>34770</text:p>
          </table:table-cell>
        </table:table-row>
        <table:table-row table:style-name="ro1">
          <table:table-cell office:value-type="float" office:value="48717" calcext:value-type="float">
            <text:p>48717</text:p>
          </table:table-cell>
          <table:table-cell office:value-type="float" office:value="33499" calcext:value-type="float">
            <text:p>33499</text:p>
          </table:table-cell>
          <table:table-cell/>
          <table:table-cell office:value-type="float" office:value="30142" calcext:value-type="float">
            <text:p>30142</text:p>
          </table:table-cell>
          <table:table-cell office:value-type="float" office:value="35142" calcext:value-type="float">
            <text:p>35142</text:p>
          </table:table-cell>
          <table:table-cell/>
          <table:table-cell office:value-type="float" office:value="48211" calcext:value-type="float">
            <text:p>48211</text:p>
          </table:table-cell>
          <table:table-cell office:value-type="float" office:value="34129" calcext:value-type="float">
            <text:p>34129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float" office:value="33634" calcext:value-type="float">
            <text:p>33634</text:p>
          </table:table-cell>
          <table:table-cell/>
          <table:table-cell office:value-type="float" office:value="56591" calcext:value-type="float">
            <text:p>56591</text:p>
          </table:table-cell>
          <table:table-cell office:value-type="float" office:value="35124" calcext:value-type="float">
            <text:p>35124</text:p>
          </table:table-cell>
          <table:table-cell/>
          <table:table-cell office:value-type="float" office:value="12667" calcext:value-type="float">
            <text:p>12667</text:p>
          </table:table-cell>
          <table:table-cell office:value-type="float" office:value="33211" calcext:value-type="float">
            <text:p>33211</text:p>
          </table:table-cell>
        </table:table-row>
        <table:table-row table:style-name="ro1">
          <table:table-cell office:value-type="float" office:value="38024" calcext:value-type="float">
            <text:p>38024</text:p>
          </table:table-cell>
          <table:table-cell office:value-type="float" office:value="33860" calcext:value-type="float">
            <text:p>33860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4527" calcext:value-type="float">
            <text:p>34527</text:p>
          </table:table-cell>
          <table:table-cell/>
          <table:table-cell office:value-type="float" office:value="46841" calcext:value-type="float">
            <text:p>46841</text:p>
          </table:table-cell>
          <table:table-cell office:value-type="float" office:value="34112" calcext:value-type="float">
            <text:p>34112</text:p>
          </table:table-cell>
        </table:table-row>
        <table:table-row table:style-name="ro1">
          <table:table-cell office:value-type="float" office:value="32509" calcext:value-type="float">
            <text:p>32509</text:p>
          </table:table-cell>
          <table:table-cell office:value-type="float" office:value="33927" calcext:value-type="float">
            <text:p>33927</text:p>
          </table:table-cell>
          <table:table-cell/>
          <table:table-cell office:value-type="float" office:value="51952" calcext:value-type="float">
            <text:p>51952</text:p>
          </table:table-cell>
          <table:table-cell office:value-type="float" office:value="33225" calcext:value-type="float">
            <text:p>33225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4725" calcext:value-type="float">
            <text:p>34725</text:p>
          </table:table-cell>
        </table:table-row>
        <table:table-row table:style-name="ro1">
          <table:table-cell office:value-type="float" office:value="27217" calcext:value-type="float">
            <text:p>27217</text:p>
          </table:table-cell>
          <table:table-cell office:value-type="float" office:value="34253" calcext:value-type="float">
            <text:p>34253</text:p>
          </table:table-cell>
          <table:table-cell/>
          <table:table-cell office:value-type="float" office:value="25052" calcext:value-type="float">
            <text:p>25052</text:p>
          </table:table-cell>
          <table:table-cell office:value-type="float" office:value="33271" calcext:value-type="float">
            <text:p>33271</text:p>
          </table:table-cell>
          <table:table-cell/>
          <table:table-cell office:value-type="float" office:value="23386" calcext:value-type="float">
            <text:p>23386</text:p>
          </table:table-cell>
          <table:table-cell office:value-type="float" office:value="33441" calcext:value-type="float">
            <text:p>33441</text:p>
          </table:table-cell>
        </table:table-row>
        <table:table-row table:style-name="ro1">
          <table:table-cell office:value-type="float" office:value="22402" calcext:value-type="float">
            <text:p>22402</text:p>
          </table:table-cell>
          <table:table-cell office:value-type="float" office:value="34407" calcext:value-type="float">
            <text:p>34407</text:p>
          </table:table-cell>
          <table:table-cell/>
          <table:table-cell office:value-type="float" office:value="10782" calcext:value-type="float">
            <text:p>10782</text:p>
          </table:table-cell>
          <table:table-cell office:value-type="float" office:value="33321" calcext:value-type="float">
            <text:p>33321</text:p>
          </table:table-cell>
          <table:table-cell/>
          <table:table-cell office:value-type="float" office:value="23775" calcext:value-type="float">
            <text:p>23775</text:p>
          </table:table-cell>
          <table:table-cell office:value-type="float" office:value="33540" calcext:value-type="float">
            <text:p>33540</text:p>
          </table:table-cell>
        </table:table-row>
        <table:table-row table:style-name="ro1">
          <table:table-cell office:value-type="float" office:value="18072" calcext:value-type="float">
            <text:p>18072</text:p>
          </table:table-cell>
          <table:table-cell office:value-type="float" office:value="34710" calcext:value-type="float">
            <text:p>34710</text:p>
          </table:table-cell>
          <table:table-cell/>
          <table:table-cell office:value-type="float" office:value="21962" calcext:value-type="float">
            <text:p>21962</text:p>
          </table:table-cell>
          <table:table-cell office:value-type="float" office:value="35188" calcext:value-type="float">
            <text:p>35188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4361" calcext:value-type="float">
            <text:p>34361</text:p>
          </table:table-cell>
        </table:table-row>
        <table:table-row table:style-name="ro1">
          <table:table-cell office:value-type="float" office:value="14603" calcext:value-type="float">
            <text:p>14603</text:p>
          </table:table-cell>
          <table:table-cell office:value-type="float" office:value="34778" calcext:value-type="float">
            <text:p>34778</text:p>
          </table:table-cell>
          <table:table-cell/>
          <table:table-cell office:value-type="float" office:value="48482" calcext:value-type="float">
            <text:p>48482</text:p>
          </table:table-cell>
          <table:table-cell office:value-type="float" office:value="35183" calcext:value-type="float">
            <text:p>35183</text:p>
          </table:table-cell>
          <table:table-cell/>
          <table:table-cell office:value-type="float" office:value="46449" calcext:value-type="float">
            <text:p>46449</text:p>
          </table:table-cell>
          <table:table-cell office:value-type="float" office:value="33977" calcext:value-type="float">
            <text:p>33977</text:p>
          </table:table-cell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34890" calcext:value-type="float">
            <text:p>34890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4549" calcext:value-type="float">
            <text:p>34549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float" office:value="10244" calcext:value-type="float">
            <text:p>10244</text:p>
          </table:table-cell>
          <table:table-cell office:value-type="float" office:value="35116" calcext:value-type="float">
            <text:p>35116</text:p>
          </table:table-cell>
          <table:table-cell/>
          <table:table-cell office:value-type="float" office:value="59320" calcext:value-type="float">
            <text:p>59320</text:p>
          </table:table-cell>
          <table:table-cell office:value-type="float" office:value="33248" calcext:value-type="float">
            <text:p>33248</text:p>
          </table:table-cell>
          <table:table-cell/>
          <table:table-cell office:value-type="float" office:value="48647" calcext:value-type="float">
            <text:p>48647</text:p>
          </table:table-cell>
          <table:table-cell office:value-type="float" office:value="34246" calcext:value-type="float">
            <text:p>34246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35177" calcext:value-type="float">
            <text:p>35177</text:p>
          </table:table-cell>
          <table:table-cell/>
          <table:table-cell office:value-type="float" office:value="33785" calcext:value-type="float">
            <text:p>33785</text:p>
          </table:table-cell>
          <table:table-cell office:value-type="float" office:value="33251" calcext:value-type="float">
            <text:p>33251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4680" calcext:value-type="float">
            <text:p>34680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float" office:value="35180" calcext:value-type="float">
            <text:p>35180</text:p>
          </table:table-cell>
          <table:table-cell/>
          <table:table-cell office:value-type="float" office:value="13249" calcext:value-type="float">
            <text:p>13249</text:p>
          </table:table-cell>
          <table:table-cell office:value-type="float" office:value="33795" calcext:value-type="float">
            <text:p>33795</text:p>
          </table:table-cell>
          <table:table-cell/>
          <table:table-cell office:value-type="float" office:value="21960" calcext:value-type="float">
            <text:p>21960</text:p>
          </table:table-cell>
          <table:table-cell office:value-type="float" office:value="33382" calcext:value-type="float">
            <text:p>33382</text:p>
          </table:table-cell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float" office:value="35218" calcext:value-type="float">
            <text:p>35218</text:p>
          </table:table-cell>
          <table:table-cell/>
          <table:table-cell office:value-type="float" office:value="15767" calcext:value-type="float">
            <text:p>15767</text:p>
          </table:table-cell>
          <table:table-cell office:value-type="float" office:value="34566" calcext:value-type="float">
            <text:p>34566</text:p>
          </table:table-cell>
          <table:table-cell/>
          <table:table-cell office:value-type="float" office:value="25391" calcext:value-type="float">
            <text:p>25391</text:p>
          </table:table-cell>
          <table:table-cell office:value-type="float" office:value="33631" calcext:value-type="float">
            <text:p>33631</text:p>
          </table:table-cell>
        </table:table-row>
        <table:table-row table:style-name="ro1">
          <table:table-cell office:value-type="float" office:value="13324" calcext:value-type="float">
            <text:p>13324</text:p>
          </table:table-cell>
          <table:table-cell office:value-type="float" office:value="35090" calcext:value-type="float">
            <text:p>35090</text:p>
          </table:table-cell>
          <table:table-cell/>
          <table:table-cell office:value-type="float" office:value="39455" calcext:value-type="float">
            <text:p>39455</text:p>
          </table:table-cell>
          <table:table-cell office:value-type="float" office:value="35218" calcext:value-type="float">
            <text:p>35218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5209" calcext:value-type="float">
            <text:p>35209</text:p>
          </table:table-cell>
        </table:table-row>
        <table:table-row table:style-name="ro1">
          <table:table-cell office:value-type="float" office:value="16483" calcext:value-type="float">
            <text:p>16483</text:p>
          </table:table-cell>
          <table:table-cell office:value-type="float" office:value="34516" calcext:value-type="float">
            <text:p>34516</text:p>
          </table:table-cell>
          <table:table-cell/>
          <table:table-cell office:value-type="float" office:value="62782" calcext:value-type="float">
            <text:p>62782</text:p>
          </table:table-cell>
          <table:table-cell office:value-type="float" office:value="34713" calcext:value-type="float">
            <text:p>34713</text:p>
          </table:table-cell>
          <table:table-cell/>
          <table:table-cell office:value-type="float" office:value="44546" calcext:value-type="float">
            <text:p>44546</text:p>
          </table:table-cell>
          <table:table-cell office:value-type="float" office:value="33889" calcext:value-type="float">
            <text:p>33889</text:p>
          </table:table-cell>
        </table:table-row>
        <table:table-row table:style-name="ro1">
          <table:table-cell office:value-type="float" office:value="20468" calcext:value-type="float">
            <text:p>20468</text:p>
          </table:table-cell>
          <table:table-cell office:value-type="float" office:value="34455" calcext:value-type="float">
            <text:p>34455</text:p>
          </table:table-cell>
          <table:table-cell/>
          <table:table-cell office:value-type="float" office:value="64399" calcext:value-type="float">
            <text:p>64399</text:p>
          </table:table-cell>
          <table:table-cell office:value-type="float" office:value="33914" calcext:value-type="float">
            <text:p>33914</text:p>
          </table:table-cell>
          <table:table-cell/>
          <table:table-cell office:value-type="float" office:value="13049" calcext:value-type="float">
            <text:p>13049</text:p>
          </table:table-cell>
          <table:table-cell office:value-type="float" office:value="33249" calcext:value-type="float">
            <text:p>33249</text:p>
          </table:table-cell>
        </table:table-row>
        <table:table-row table:style-name="ro1">
          <table:table-cell office:value-type="float" office:value="25188" calcext:value-type="float">
            <text:p>25188</text:p>
          </table:table-cell>
          <table:table-cell office:value-type="float" office:value="34796" calcext:value-type="float">
            <text:p>34796</text:p>
          </table:table-cell>
          <table:table-cell/>
          <table:table-cell office:value-type="float" office:value="43002" calcext:value-type="float">
            <text:p>43002</text:p>
          </table:table-cell>
          <table:table-cell office:value-type="float" office:value="32986" calcext:value-type="float">
            <text:p>32986</text:p>
          </table:table-cell>
          <table:table-cell/>
          <table:table-cell office:value-type="float" office:value="50450" calcext:value-type="float">
            <text:p>50450</text:p>
          </table:table-cell>
          <table:table-cell office:value-type="float" office:value="34258" calcext:value-type="float">
            <text:p>34258</text:p>
          </table:table-cell>
        </table:table-row>
        <table:table-row table:style-name="ro1">
          <table:table-cell office:value-type="float" office:value="30359" calcext:value-type="float">
            <text:p>30359</text:p>
          </table:table-cell>
          <table:table-cell office:value-type="float" office:value="34662" calcext:value-type="float">
            <text:p>34662</text:p>
          </table:table-cell>
          <table:table-cell/>
          <table:table-cell office:value-type="float" office:value="17898" calcext:value-type="float">
            <text:p>17898</text:p>
          </table:table-cell>
          <table:table-cell office:value-type="float" office:value="33429" calcext:value-type="float">
            <text:p>33429</text:p>
          </table:table-cell>
          <table:table-cell/>
          <table:table-cell office:value-type="float" office:value="64643" calcext:value-type="float">
            <text:p>64643</text:p>
          </table:table-cell>
          <table:table-cell office:value-type="float" office:value="34472" calcext:value-type="float">
            <text:p>34472</text:p>
          </table:table-cell>
        </table:table-row>
        <table:table-row table:style-name="ro1">
          <table:table-cell office:value-type="float" office:value="35797" calcext:value-type="float">
            <text:p>35797</text:p>
          </table:table-cell>
          <table:table-cell office:value-type="float" office:value="34512" calcext:value-type="float">
            <text:p>34512</text:p>
          </table:table-cell>
          <table:table-cell/>
          <table:table-cell office:value-type="float" office:value="11991" calcext:value-type="float">
            <text:p>11991</text:p>
          </table:table-cell>
          <table:table-cell office:value-type="float" office:value="34412" calcext:value-type="float">
            <text:p>34412</text:p>
          </table:table-cell>
          <table:table-cell/>
          <table:table-cell office:value-type="float" office:value="20631" calcext:value-type="float">
            <text:p>20631</text:p>
          </table:table-cell>
          <table:table-cell office:value-type="float" office:value="33429" calcext:value-type="float">
            <text:p>33429</text:p>
          </table:table-cell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float" office:value="34201" calcext:value-type="float">
            <text:p>34201</text:p>
          </table:table-cell>
          <table:table-cell/>
          <table:table-cell office:value-type="float" office:value="30220" calcext:value-type="float">
            <text:p>30220</text:p>
          </table:table-cell>
          <table:table-cell office:value-type="float" office:value="35214" calcext:value-type="float">
            <text:p>35214</text:p>
          </table:table-cell>
          <table:table-cell/>
          <table:table-cell office:value-type="float" office:value="26834" calcext:value-type="float">
            <text:p>26834</text:p>
          </table:table-cell>
          <table:table-cell office:value-type="float" office:value="33567" calcext:value-type="float">
            <text:p>33567</text:p>
          </table:table-cell>
        </table:table-row>
        <table:table-row table:style-name="ro1">
          <table:table-cell office:value-type="float" office:value="46824" calcext:value-type="float">
            <text:p>46824</text:p>
          </table:table-cell>
          <table:table-cell office:value-type="float" office:value="33730" calcext:value-type="float">
            <text:p>33730</text:p>
          </table:table-cell>
          <table:table-cell/>
          <table:table-cell office:value-type="float" office:value="56671" calcext:value-type="float">
            <text:p>56671</text:p>
          </table:table-cell>
          <table:table-cell office:value-type="float" office:value="34873" calcext:value-type="float">
            <text:p>34873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5218" calcext:value-type="float">
            <text:p>35218</text:p>
          </table:table-cell>
        </table:table-row>
        <table:table-row table:style-name="ro1">
          <table:table-cell office:value-type="float" office:value="51740" calcext:value-type="float">
            <text:p>51740</text:p>
          </table:table-cell>
          <table:table-cell office:value-type="float" office:value="33895" calcext:value-type="float">
            <text:p>33895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4107" calcext:value-type="float">
            <text:p>34107</text:p>
          </table:table-cell>
          <table:table-cell/>
          <table:table-cell office:value-type="float" office:value="42675" calcext:value-type="float">
            <text:p>42675</text:p>
          </table:table-cell>
          <table:table-cell office:value-type="float" office:value="34031" calcext:value-type="float">
            <text:p>34031</text:p>
          </table:table-cell>
        </table:table-row>
        <table:table-row table:style-name="ro1">
          <table:table-cell office:value-type="float" office:value="56204" calcext:value-type="float">
            <text:p>56204</text:p>
          </table:table-cell>
          <table:table-cell office:value-type="float" office:value="33735" calcext:value-type="float">
            <text:p>33735</text:p>
          </table:table-cell>
          <table:table-cell/>
          <table:table-cell office:value-type="float" office:value="51810" calcext:value-type="float">
            <text:p>51810</text:p>
          </table:table-cell>
          <table:table-cell office:value-type="float" office:value="33094" calcext:value-type="float">
            <text:p>33094</text:p>
          </table:table-cell>
          <table:table-cell/>
          <table:table-cell office:value-type="float" office:value="13428" calcext:value-type="float">
            <text:p>13428</text:p>
          </table:table-cell>
          <table:table-cell office:value-type="float" office:value="33244" calcext:value-type="float">
            <text:p>33244</text:p>
          </table:table-cell>
        </table:table-row>
        <table:table-row table:style-name="ro1">
          <table:table-cell office:value-type="float" office:value="59948" calcext:value-type="float">
            <text:p>59948</text:p>
          </table:table-cell>
          <table:table-cell office:value-type="float" office:value="33464" calcext:value-type="float">
            <text:p>33464</text:p>
          </table:table-cell>
          <table:table-cell/>
          <table:table-cell office:value-type="float" office:value="24901" calcext:value-type="float">
            <text:p>24901</text:p>
          </table:table-cell>
          <table:table-cell office:value-type="float" office:value="33413" calcext:value-type="float">
            <text:p>33413</text:p>
          </table:table-cell>
          <table:table-cell/>
          <table:table-cell office:value-type="float" office:value="52084" calcext:value-type="float">
            <text:p>52084</text:p>
          </table:table-cell>
          <table:table-cell office:value-type="float" office:value="35218" calcext:value-type="float">
            <text:p>35218</text:p>
          </table:table-cell>
        </table:table-row>
        <table:table-row table:style-name="ro1">
          <table:table-cell office:value-type="float" office:value="62732" calcext:value-type="float">
            <text:p>62732</text:p>
          </table:table-cell>
          <table:table-cell office:value-type="float" office:value="33370" calcext:value-type="float">
            <text:p>33370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33500" calcext:value-type="float">
            <text:p>33500</text:p>
          </table:table-cell>
          <table:table-cell/>
          <table:table-cell office:value-type="float" office:value="63530" calcext:value-type="float">
            <text:p>63530</text:p>
          </table:table-cell>
          <table:table-cell office:value-type="float" office:value="33776" calcext:value-type="float">
            <text:p>33776</text:p>
          </table:table-cell>
        </table:table-row>
        <table:table-row table:style-name="ro1">
          <table:table-cell office:value-type="float" office:value="64709" calcext:value-type="float">
            <text:p>64709</text:p>
          </table:table-cell>
          <table:table-cell office:value-type="float" office:value="33022" calcext:value-type="float">
            <text:p>33022</text:p>
          </table:table-cell>
          <table:table-cell/>
          <table:table-cell office:value-type="float" office:value="22098" calcext:value-type="float">
            <text:p>22098</text:p>
          </table:table-cell>
          <table:table-cell office:value-type="float" office:value="34824" calcext:value-type="float">
            <text:p>34824</text:p>
          </table:table-cell>
          <table:table-cell/>
          <table:table-cell office:value-type="float" office:value="19517" calcext:value-type="float">
            <text:p>19517</text:p>
          </table:table-cell>
          <table:table-cell office:value-type="float" office:value="33471" calcext:value-type="float">
            <text:p>33471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61" calcext:value-type="float">
            <text:p>33161</text:p>
          </table:table-cell>
          <table:table-cell/>
          <table:table-cell office:value-type="float" office:value="48609" calcext:value-type="float">
            <text:p>48609</text:p>
          </table:table-cell>
          <table:table-cell office:value-type="float" office:value="34444" calcext:value-type="float">
            <text:p>34444</text:p>
          </table:table-cell>
          <table:table-cell/>
          <table:table-cell office:value-type="float" office:value="28419" calcext:value-type="float">
            <text:p>28419</text:p>
          </table:table-cell>
          <table:table-cell office:value-type="float" office:value="33515" calcext:value-type="float">
            <text:p>33515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33113" calcext:value-type="float">
            <text:p>33113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4274" calcext:value-type="float">
            <text:p>34274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5065" calcext:value-type="float">
            <text:p>35065</text:p>
          </table:table-cell>
        </table:table-row>
        <table:table-row table:style-name="ro1">
          <table:table-cell office:value-type="float" office:value="64216" calcext:value-type="float">
            <text:p>64216</text:p>
          </table:table-cell>
          <table:table-cell office:value-type="float" office:value="33114" calcext:value-type="float">
            <text:p>33114</text:p>
          </table:table-cell>
          <table:table-cell/>
          <table:table-cell office:value-type="float" office:value="59285" calcext:value-type="float">
            <text:p>59285</text:p>
          </table:table-cell>
          <table:table-cell office:value-type="float" office:value="33540" calcext:value-type="float">
            <text:p>33540</text:p>
          </table:table-cell>
          <table:table-cell/>
          <table:table-cell office:value-type="float" office:value="40855" calcext:value-type="float">
            <text:p>40855</text:p>
          </table:table-cell>
          <table:table-cell office:value-type="float" office:value="33946" calcext:value-type="float">
            <text:p>33946</text:p>
          </table:table-cell>
        </table:table-row>
        <table:table-row table:style-name="ro1">
          <table:table-cell office:value-type="float" office:value="62085" calcext:value-type="float">
            <text:p>62085</text:p>
          </table:table-cell>
          <table:table-cell office:value-type="float" office:value="33187" calcext:value-type="float">
            <text:p>33187</text:p>
          </table:table-cell>
          <table:table-cell/>
          <table:table-cell office:value-type="float" office:value="33601" calcext:value-type="float">
            <text:p>33601</text:p>
          </table:table-cell>
          <table:table-cell office:value-type="float" office:value="33373" calcext:value-type="float">
            <text:p>33373</text:p>
          </table:table-cell>
          <table:table-cell/>
          <table:table-cell office:value-type="float" office:value="13922" calcext:value-type="float">
            <text:p>13922</text:p>
          </table:table-cell>
          <table:table-cell office:value-type="float" office:value="33118" calcext:value-type="float">
            <text:p>33118</text:p>
          </table:table-cell>
        </table:table-row>
        <table:table-row table:style-name="ro1">
          <table:table-cell office:value-type="float" office:value="58916" calcext:value-type="float">
            <text:p>58916</text:p>
          </table:table-cell>
          <table:table-cell office:value-type="float" office:value="33241" calcext:value-type="float">
            <text:p>33241</text:p>
          </table:table-cell>
          <table:table-cell/>
          <table:table-cell office:value-type="float" office:value="13155" calcext:value-type="float">
            <text:p>13155</text:p>
          </table:table-cell>
          <table:table-cell office:value-type="float" office:value="34048" calcext:value-type="float">
            <text:p>34048</text:p>
          </table:table-cell>
          <table:table-cell/>
          <table:table-cell office:value-type="float" office:value="53739" calcext:value-type="float">
            <text:p>53739</text:p>
          </table:table-cell>
          <table:table-cell office:value-type="float" office:value="34605" calcext:value-type="float">
            <text:p>34605</text:p>
          </table:table-cell>
        </table:table-row>
        <table:table-row table:style-name="ro1">
          <table:table-cell office:value-type="float" office:value="54968" calcext:value-type="float">
            <text:p>54968</text:p>
          </table:table-cell>
          <table:table-cell office:value-type="float" office:value="33192" calcext:value-type="float">
            <text:p>33192</text:p>
          </table:table-cell>
          <table:table-cell/>
          <table:table-cell office:value-type="float" office:value="15792" calcext:value-type="float">
            <text:p>15792</text:p>
          </table:table-cell>
          <table:table-cell office:value-type="float" office:value="34809" calcext:value-type="float">
            <text:p>34809</text:p>
          </table:table-cell>
          <table:table-cell/>
          <table:table-cell office:value-type="float" office:value="62614" calcext:value-type="float">
            <text:p>62614</text:p>
          </table:table-cell>
          <table:table-cell office:value-type="float" office:value="34337" calcext:value-type="float">
            <text:p>34337</text:p>
          </table:table-cell>
        </table:table-row>
        <table:table-row table:style-name="ro1">
          <table:table-cell office:value-type="float" office:value="50314" calcext:value-type="float">
            <text:p>50314</text:p>
          </table:table-cell>
          <table:table-cell office:value-type="float" office:value="33435" calcext:value-type="float">
            <text:p>33435</text:p>
          </table:table-cell>
          <table:table-cell/>
          <table:table-cell office:value-type="float" office:value="39562" calcext:value-type="float">
            <text:p>39562</text:p>
          </table:table-cell>
          <table:table-cell office:value-type="float" office:value="35065" calcext:value-type="float">
            <text:p>3506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33522" calcext:value-type="float">
            <text:p>33522</text:p>
          </table:table-cell>
        </table:table-row>
        <table:table-row table:style-name="ro1">
          <table:table-cell office:value-type="float" office:value="45209" calcext:value-type="float">
            <text:p>45209</text:p>
          </table:table-cell>
          <table:table-cell office:value-type="float" office:value="33691" calcext:value-type="float">
            <text:p>33691</text:p>
          </table:table-cell>
          <table:table-cell/>
          <table:table-cell office:value-type="float" office:value="62838" calcext:value-type="float">
            <text:p>62838</text:p>
          </table:table-cell>
          <table:table-cell office:value-type="float" office:value="34472" calcext:value-type="float">
            <text:p>34472</text:p>
          </table:table-cell>
          <table:table-cell/>
          <table:table-cell office:value-type="float" office:value="30081" calcext:value-type="float">
            <text:p>30081</text:p>
          </table:table-cell>
          <table:table-cell office:value-type="float" office:value="34776" calcext:value-type="float">
            <text:p>34776</text:p>
          </table:table-cell>
        </table:table-row>
        <table:table-row table:style-name="ro1">
          <table:table-cell office:value-type="float" office:value="39758" calcext:value-type="float">
            <text:p>39758</text:p>
          </table:table-cell>
          <table:table-cell office:value-type="float" office:value="33839" calcext:value-type="float">
            <text:p>33839</text:p>
          </table:table-cell>
          <table:table-cell/>
          <table:table-cell office:value-type="float" office:value="64424" calcext:value-type="float">
            <text:p>64424</text:p>
          </table:table-cell>
          <table:table-cell office:value-type="float" office:value="33470" calcext:value-type="float">
            <text:p>33470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5065" calcext:value-type="float">
            <text:p>35065</text:p>
          </table:table-cell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33991" calcext:value-type="float">
            <text:p>33991</text:p>
          </table:table-cell>
          <table:table-cell/>
          <table:table-cell office:value-type="float" office:value="42842" calcext:value-type="float">
            <text:p>42842</text:p>
          </table:table-cell>
          <table:table-cell office:value-type="float" office:value="33215" calcext:value-type="float">
            <text:p>33215</text:p>
          </table:table-cell>
          <table:table-cell/>
          <table:table-cell office:value-type="float" office:value="38985" calcext:value-type="float">
            <text:p>38985</text:p>
          </table:table-cell>
          <table:table-cell office:value-type="float" office:value="34148" calcext:value-type="float">
            <text:p>34148</text:p>
          </table:table-cell>
        </table:table-row>
        <table:table-row table:style-name="ro1">
          <table:table-cell office:value-type="float" office:value="28848" calcext:value-type="float">
            <text:p>28848</text:p>
          </table:table-cell>
          <table:table-cell office:value-type="float" office:value="34285" calcext:value-type="float">
            <text:p>34285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33870" calcext:value-type="float">
            <text:p>33870</text:p>
          </table:table-cell>
          <table:table-cell/>
          <table:table-cell office:value-type="float" office:value="14367" calcext:value-type="float">
            <text:p>14367</text:p>
          </table:table-cell>
          <table:table-cell office:value-type="float" office:value="33251" calcext:value-type="float">
            <text:p>33251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float" office:value="34252" calcext:value-type="float">
            <text:p>34252</text:p>
          </table:table-cell>
          <table:table-cell/>
          <table:table-cell office:value-type="float" office:value="11981" calcext:value-type="float">
            <text:p>11981</text:p>
          </table:table-cell>
          <table:table-cell office:value-type="float" office:value="34597" calcext:value-type="float">
            <text:p>34597</text:p>
          </table:table-cell>
          <table:table-cell/>
          <table:table-cell office:value-type="float" office:value="55408" calcext:value-type="float">
            <text:p>55408</text:p>
          </table:table-cell>
          <table:table-cell office:value-type="float" office:value="35065" calcext:value-type="float">
            <text:p>35065</text:p>
          </table:table-cell>
        </table:table-row>
        <table:table-row table:style-name="ro1">
          <table:table-cell office:value-type="float" office:value="19337" calcext:value-type="float">
            <text:p>19337</text:p>
          </table:table-cell>
          <table:table-cell office:value-type="float" office:value="34607" calcext:value-type="float">
            <text:p>34607</text:p>
          </table:table-cell>
          <table:table-cell/>
          <table:table-cell office:value-type="float" office:value="30394" calcext:value-type="float">
            <text:p>30394</text:p>
          </table:table-cell>
          <table:table-cell office:value-type="float" office:value="35120" calcext:value-type="float">
            <text:p>35120</text:p>
          </table:table-cell>
          <table:table-cell/>
          <table:table-cell office:value-type="float" office:value="61291" calcext:value-type="float">
            <text:p>61291</text:p>
          </table:table-cell>
          <table:table-cell office:value-type="float" office:value="34656" calcext:value-type="float">
            <text:p>34656</text:p>
          </table:table-cell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float" office:value="34877" calcext:value-type="float">
            <text:p>34877</text:p>
          </table:table-cell>
          <table:table-cell/>
          <table:table-cell office:value-type="float" office:value="56797" calcext:value-type="float">
            <text:p>56797</text:p>
          </table:table-cell>
          <table:table-cell office:value-type="float" office:value="34419" calcext:value-type="float">
            <text:p>3441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33564" calcext:value-type="float">
            <text:p>33564</text:p>
          </table:table-cell>
        </table:table-row>
        <table:table-row table:style-name="ro1">
          <table:table-cell office:value-type="float" office:value="12711" calcext:value-type="float">
            <text:p>12711</text:p>
          </table:table-cell>
          <table:table-cell office:value-type="float" office:value="34849" calcext:value-type="float">
            <text:p>34849</text:p>
          </table:table-cell>
          <table:table-cell/>
          <table:table-cell office:value-type="float" office:value="65535" calcext:value-type="float">
            <text:p>65535</text:p>
          </table:table-cell>
          <table:table-cell office:value-type="float" office:value="33599" calcext:value-type="float">
            <text:p>33599</text:p>
          </table:table-cell>
          <table:table-cell/>
          <table:table-cell office:value-type="float" office:value="31837" calcext:value-type="float">
            <text:p>31837</text:p>
          </table:table-cell>
          <table:table-cell office:value-type="float" office:value="34578" calcext:value-type="float">
            <text:p>34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2:02:34.321630254</meta:creation-date>
    <dc:date>2022-06-15T12:22:15.615772883</dc:date>
    <meta:editing-duration>PT4M27S</meta:editing-duration>
    <meta:editing-cycles>1</meta:editing-cycles>
    <meta:document-statistic meta:table-count="3" meta:cell-count="684" meta:object-count="7"/>
    <meta:generator>LibreOffice/7.3.4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686cm" svg:y="0.316cm" chart:style-name="ch2">
          <text:p>LPF a 20 Hz</text:p>
        </chart:title>
        <chart:legend chart:legend-position="end" svg:x="12.169cm" svg:y="3.952cm" style:legend-expansion="high" chart:style-name="ch3"/>
        <chart:plot-area chart:style-name="ch4" chart:data-source-has-labels="both" svg:x="0.427cm" svg:y="1.274cm" svg:width="11.832cm" svg:height="7.543cm">
          <chart:coordinate-region svg:x="1.604cm" svg:y="1.473cm" svg:width="10.515cm" svg:height="6.552cm"/>
          <chart:axis chart:dimension="x" chart:name="primary-x" chart:style-name="ch5" chartooo:axis-type="text">
            <chart:categories table:cell-range-address="local-table.$A$2:.$A$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7" chart:label-cell-address="local-table.$B$1" chart:class="chart:line">
            <chart:data-point chart:repeated="46"/>
          </chart:series>
          <chart:series chart:style-name="ch8" chart:values-cell-range-address="local-table.$C$2:.$C$47" chart:label-cell-address="local-table.$C$1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al de entrada</text:p>
              </table:table-cell>
              <table:table-cell office:value-type="string">
                <text:p>Saída do filt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8">
                <text:p>918</text:p>
              </table:table-cell>
              <table:table-cell office:value-type="float" office:value="32756">
                <text:p>327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3">
                <text:p>923</text:p>
              </table:table-cell>
              <table:table-cell office:value-type="float" office:value="29309">
                <text:p>29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5">
                <text:p>1045</text:p>
              </table:table-cell>
              <table:table-cell office:value-type="float" office:value="25959">
                <text:p>25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3">
                <text:p>2193</text:p>
              </table:table-cell>
              <table:table-cell office:value-type="float" office:value="22631">
                <text:p>22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75">
                <text:p>4975</text:p>
              </table:table-cell>
              <table:table-cell office:value-type="float" office:value="19525">
                <text:p>1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61">
                <text:p>7161</text:p>
              </table:table-cell>
              <table:table-cell office:value-type="float" office:value="14159">
                <text:p>14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0">
                <text:p>9790</text:p>
              </table:table-cell>
              <table:table-cell office:value-type="float" office:value="11952">
                <text:p>11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96">
                <text:p>1439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22">
                <text:p>17822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196">
                <text:p>23196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937">
                <text:p>26937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80">
                <text:p>32780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575">
                <text:p>36575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97">
                <text:p>42097</text:p>
              </table:table-cell>
              <table:table-cell office:value-type="float" office:value="8977">
                <text:p>8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38">
                <text:p>45638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407">
                <text:p>50407</text:p>
              </table:table-cell>
              <table:table-cell office:value-type="float" office:value="14597">
                <text:p>14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228">
                <text:p>53228</text:p>
              </table:table-cell>
              <table:table-cell office:value-type="float" office:value="17196">
                <text:p>17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741">
                <text:p>56741</text:p>
              </table:table-cell>
              <table:table-cell office:value-type="float" office:value="20096">
                <text:p>20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341">
                <text:p>59341</text:p>
              </table:table-cell>
              <table:table-cell office:value-type="float" office:value="26619">
                <text:p>26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377">
                <text:p>60377</text:p>
              </table:table-cell>
              <table:table-cell office:value-type="float" office:value="30147">
                <text:p>30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315">
                <text:p>60315</text:p>
              </table:table-cell>
              <table:table-cell office:value-type="float" office:value="33780">
                <text:p>337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326">
                <text:p>60326</text:p>
              </table:table-cell>
              <table:table-cell office:value-type="float" office:value="41117">
                <text:p>41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330">
                <text:p>60330</text:p>
              </table:table-cell>
              <table:table-cell office:value-type="float" office:value="44689">
                <text:p>44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629">
                <text:p>58629</text:p>
              </table:table-cell>
              <table:table-cell office:value-type="float" office:value="47986">
                <text:p>479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734">
                <text:p>56734</text:p>
              </table:table-cell>
              <table:table-cell office:value-type="float" office:value="53717">
                <text:p>53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076">
                <text:p>53076</text:p>
              </table:table-cell>
              <table:table-cell office:value-type="float" office:value="56063">
                <text:p>56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855">
                <text:p>48855</text:p>
              </table:table-cell>
              <table:table-cell office:value-type="float" office:value="58028">
                <text:p>58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584">
                <text:p>45584</text:p>
              </table:table-cell>
              <table:table-cell office:value-type="float" office:value="59597">
                <text:p>59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296">
                <text:p>40296</text:p>
              </table:table-cell>
              <table:table-cell office:value-type="float" office:value="61529">
                <text:p>61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695">
                <text:p>34695</text:p>
              </table:table-cell>
              <table:table-cell office:value-type="float" office:value="61809">
                <text:p>61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49">
                <text:p>30849</text:p>
              </table:table-cell>
              <table:table-cell office:value-type="float" office:value="61464">
                <text:p>61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69">
                <text:p>25069</text:p>
              </table:table-cell>
              <table:table-cell office:value-type="float" office:value="59257">
                <text:p>59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28">
                <text:p>21328</text:p>
              </table:table-cell>
              <table:table-cell office:value-type="float" office:value="57519">
                <text:p>57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47">
                <text:p>16047</text:p>
              </table:table-cell>
              <table:table-cell office:value-type="float" office:value="55392">
                <text:p>55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23">
                <text:p>11223</text:p>
              </table:table-cell>
              <table:table-cell office:value-type="float" office:value="50227">
                <text:p>50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27">
                <text:p>8627</text:p>
              </table:table-cell>
              <table:table-cell office:value-type="float" office:value="47268">
                <text:p>47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8">
                <text:p>4898</text:p>
              </table:table-cell>
              <table:table-cell office:value-type="float" office:value="44131">
                <text:p>44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11">
                <text:p>3011</text:p>
              </table:table-cell>
              <table:table-cell office:value-type="float" office:value="40862">
                <text:p>408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8">
                <text:p>1048</text:p>
              </table:table-cell>
              <table:table-cell office:value-type="float" office:value="34134">
                <text:p>34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1">
                <text:p>961</text:p>
              </table:table-cell>
              <table:table-cell office:value-type="float" office:value="30776">
                <text:p>30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7">
                <text:p>927</text:p>
              </table:table-cell>
              <table:table-cell office:value-type="float" office:value="27489">
                <text:p>27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3">
                <text:p>963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6">
                <text:p>1526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31">
                <text:p>3031</text:p>
              </table:table-cell>
              <table:table-cell office:value-type="float" office:value="18437">
                <text:p>18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42">
                <text:p>6042</text:p>
              </table:table-cell>
              <table:table-cell office:value-type="float" office:value="13181">
                <text:p>13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80">
                <text:p>8480</text:p>
              </table:table-cell>
              <table:table-cell office:value-type="float" office:value="11095">
                <text:p>11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567cm" svg:y="0.316cm" chart:style-name="ch2">
          <text:p>LPF a 100 Hz</text:p>
        </chart:title>
        <chart:legend chart:legend-position="end" svg:x="12.169cm" svg:y="3.952cm" style:legend-expansion="high" chart:style-name="ch3"/>
        <chart:plot-area chart:style-name="ch4" chart:data-source-has-labels="both" svg:x="0.32cm" svg:y="1.275cm" svg:width="11.529cm" svg:height="7.545cm">
          <chart:coordinate-region svg:x="1.497cm" svg:y="1.474cm" svg:width="10.212cm" svg:height="6.554cm"/>
          <chart:axis chart:dimension="x" chart:name="primary-x" chart:style-name="ch5" chartooo:axis-type="text">
            <chart:categories table:cell-range-address="local-table.$A$2:.$A$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7" chart:label-cell-address="local-table.$B$1" chart:class="chart:line">
            <chart:data-point chart:repeated="46"/>
          </chart:series>
          <chart:series chart:style-name="ch8" chart:values-cell-range-address="local-table.$C$2:.$C$47" chart:label-cell-address="local-table.$C$1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al de entrada</text:p>
              </table:table-cell>
              <table:table-cell office:value-type="string">
                <text:p>Saída do filtr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331">
                <text:p>60331</text:p>
              </table:table-cell>
              <table:table-cell office:value-type="float" office:value="31490">
                <text:p>314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436">
                <text:p>54436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26">
                <text:p>32726</text:p>
              </table:table-cell>
              <table:table-cell office:value-type="float" office:value="31591">
                <text:p>31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90">
                <text:p>9790</text:p>
              </table:table-cell>
              <table:table-cell office:value-type="float" office:value="32166">
                <text:p>32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">
                <text:p>910</text:p>
              </table:table-cell>
              <table:table-cell office:value-type="float" office:value="32567">
                <text:p>32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77">
                <text:p>7177</text:p>
              </table:table-cell>
              <table:table-cell office:value-type="float" office:value="32968">
                <text:p>32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999">
                <text:p>26999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36">
                <text:p>50436</text:p>
              </table:table-cell>
              <table:table-cell office:value-type="float" office:value="33891">
                <text:p>33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356">
                <text:p>60356</text:p>
              </table:table-cell>
              <table:table-cell office:value-type="float" office:value="34160">
                <text:p>34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60">
                <text:p>53260</text:p>
              </table:table-cell>
              <table:table-cell office:value-type="float" office:value="34456">
                <text:p>34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34">
                <text:p>30834</text:p>
              </table:table-cell>
              <table:table-cell office:value-type="float" office:value="35327">
                <text:p>35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81">
                <text:p>7181</text:p>
              </table:table-cell>
              <table:table-cell office:value-type="float" office:value="35609">
                <text:p>35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4">
                <text:p>944</text:p>
              </table:table-cell>
              <table:table-cell office:value-type="float" office:value="35900">
                <text:p>35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95">
                <text:p>8595</text:p>
              </table:table-cell>
              <table:table-cell office:value-type="float" office:value="36125">
                <text:p>36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44">
                <text:p>28944</text:p>
              </table:table-cell>
              <table:table-cell office:value-type="float" office:value="36254">
                <text:p>36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243">
                <text:p>53243</text:p>
              </table:table-cell>
              <table:table-cell office:value-type="float" office:value="36088">
                <text:p>36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488">
                <text:p>60488</text:p>
              </table:table-cell>
              <table:table-cell office:value-type="float" office:value="35926">
                <text:p>35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399">
                <text:p>50399</text:p>
              </table:table-cell>
              <table:table-cell office:value-type="float" office:value="35791">
                <text:p>35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99">
                <text:p>26999</text:p>
              </table:table-cell>
              <table:table-cell office:value-type="float" office:value="35801">
                <text:p>35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41">
                <text:p>6041</text:p>
              </table:table-cell>
              <table:table-cell office:value-type="float" office:value="35957">
                <text:p>35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4">
                <text:p>964</text:p>
              </table:table-cell>
              <table:table-cell office:value-type="float" office:value="36111">
                <text:p>36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21">
                <text:p>11421</text:p>
              </table:table-cell>
              <table:table-cell office:value-type="float" office:value="36180">
                <text:p>36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689">
                <text:p>34689</text:p>
              </table:table-cell>
              <table:table-cell office:value-type="float" office:value="35940">
                <text:p>359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576">
                <text:p>55576</text:p>
              </table:table-cell>
              <table:table-cell office:value-type="float" office:value="35567">
                <text:p>35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428">
                <text:p>60428</text:p>
              </table:table-cell>
              <table:table-cell office:value-type="float" office:value="35220">
                <text:p>352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303">
                <text:p>47303</text:p>
              </table:table-cell>
              <table:table-cell office:value-type="float" office:value="34887">
                <text:p>34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344">
                <text:p>21344</text:p>
              </table:table-cell>
              <table:table-cell office:value-type="float" office:value="34645">
                <text:p>34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51">
                <text:p>2951</text:p>
              </table:table-cell>
              <table:table-cell office:value-type="float" office:value="34680">
                <text:p>34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6">
                <text:p>1586</text:p>
              </table:table-cell>
              <table:table-cell office:value-type="float" office:value="34730">
                <text:p>347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12">
                <text:p>16112</text:p>
              </table:table-cell>
              <table:table-cell office:value-type="float" office:value="34709">
                <text:p>34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35">
                <text:p>40435</text:p>
              </table:table-cell>
              <table:table-cell office:value-type="float" office:value="34391">
                <text:p>34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649">
                <text:p>58649</text:p>
              </table:table-cell>
              <table:table-cell office:value-type="float" office:value="34145">
                <text:p>34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581">
                <text:p>58581</text:p>
              </table:table-cell>
              <table:table-cell office:value-type="float" office:value="33938">
                <text:p>33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256">
                <text:p>40256</text:p>
              </table:table-cell>
              <table:table-cell office:value-type="float" office:value="33672">
                <text:p>33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896">
                <text:p>15896</text:p>
              </table:table-cell>
              <table:table-cell office:value-type="float" office:value="33782">
                <text:p>33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9">
                <text:p>1159</text:p>
              </table:table-cell>
              <table:table-cell office:value-type="float" office:value="33954">
                <text:p>33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38">
                <text:p>3938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203">
                <text:p>23203</text:p>
              </table:table-cell>
              <table:table-cell office:value-type="float" office:value="34260">
                <text:p>342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208">
                <text:p>47208</text:p>
              </table:table-cell>
              <table:table-cell office:value-type="float" office:value="34190">
                <text:p>34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309">
                <text:p>60309</text:p>
              </table:table-cell>
              <table:table-cell office:value-type="float" office:value="34093">
                <text:p>34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731">
                <text:p>55731</text:p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695">
                <text:p>34695</text:p>
              </table:table-cell>
              <table:table-cell office:value-type="float" office:value="33785">
                <text:p>337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91">
                <text:p>11291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8">
                <text:p>858</text:p>
              </table:table-cell>
              <table:table-cell office:value-type="float" office:value="33833">
                <text:p>338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50">
                <text:p>7150</text:p>
              </table:table-cell>
              <table:table-cell office:value-type="float" office:value="33738">
                <text:p>33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082">
                <text:p>27082</text:p>
              </table:table-cell>
              <table:table-cell office:value-type="float" office:value="33559">
                <text:p>335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1cm" svg:y="0.316cm" chart:style-name="ch2">
          <text:p>BPF a 120 Hz</text:p>
        </chart:title>
        <chart:legend chart:legend-position="end" svg:x="12.169cm" svg:y="3.952cm" style:legend-expansion="high" chart:style-name="ch3"/>
        <chart:plot-area chart:style-name="ch4" table:cell-range-address="BPF.D2:BPF.E48" chart:data-source-has-labels="row" svg:x="0.32cm" svg:y="1.275cm" svg:width="11.529cm" svg:height="7.545cm">
          <chart:coordinate-region svg:x="1.497cm" svg:y="1.474cm" svg:width="10.212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PF.D3:BPF.D48" chart:label-cell-address="BPF.D2:BPF.D2" chart:class="chart:line">
            <chart:data-point chart:repeated="46"/>
          </chart:series>
          <chart:series chart:style-name="ch8" chart:values-cell-range-address="BPF.E3:BPF.E48" chart:label-cell-address="BPF.E2:BPF.E2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al de entrada</text:p>
                <draw:g>
                  <svg:desc>BPF.D2:BPF.D2</svg:desc>
                </draw:g>
              </table:table-cell>
              <table:table-cell office:value-type="string">
                <text:p>Saída do filtro</text:p>
                <draw:g>
                  <svg:desc>BPF.E2:BPF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678">
                <text:p>50678</text:p>
                <draw:g>
                  <svg:desc>BPF.D3:BPF.D48</svg:desc>
                </draw:g>
              </table:table-cell>
              <table:table-cell office:value-type="float" office:value="35083">
                <text:p>35083</text:p>
                <draw:g>
                  <svg:desc>BPF.E3:BPF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625">
                <text:p>62625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40">
                <text:p>64540</text:p>
              </table:table-cell>
              <table:table-cell office:value-type="float" office:value="33656">
                <text:p>33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39">
                <text:p>43139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62">
                <text:p>17962</text:p>
              </table:table-cell>
              <table:table-cell office:value-type="float" office:value="33291">
                <text:p>33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53">
                <text:p>11953</text:p>
              </table:table-cell>
              <table:table-cell office:value-type="float" office:value="34746">
                <text:p>34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142">
                <text:p>30142</text:p>
              </table:table-cell>
              <table:table-cell office:value-type="float" office:value="35142">
                <text:p>35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591">
                <text:p>56591</text:p>
              </table:table-cell>
              <table:table-cell office:value-type="float" office:value="35124">
                <text:p>3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5">
                <text:p>65535</text:p>
              </table:table-cell>
              <table:table-cell office:value-type="float" office:value="34527">
                <text:p>34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52">
                <text:p>51952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52">
                <text:p>25052</text:p>
              </table:table-cell>
              <table:table-cell office:value-type="float" office:value="33271">
                <text:p>33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82">
                <text:p>10782</text:p>
              </table:table-cell>
              <table:table-cell office:value-type="float" office:value="33321">
                <text:p>33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62">
                <text:p>21962</text:p>
              </table:table-cell>
              <table:table-cell office:value-type="float" office:value="35188">
                <text:p>35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482">
                <text:p>48482</text:p>
              </table:table-cell>
              <table:table-cell office:value-type="float" office:value="35183">
                <text:p>35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5">
                <text:p>65535</text:p>
              </table:table-cell>
              <table:table-cell office:value-type="float" office:value="34549">
                <text:p>34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320">
                <text:p>59320</text:p>
              </table:table-cell>
              <table:table-cell office:value-type="float" office:value="33248">
                <text:p>33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85">
                <text:p>33785</text:p>
              </table:table-cell>
              <table:table-cell office:value-type="float" office:value="33251">
                <text:p>33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49">
                <text:p>13249</text:p>
              </table:table-cell>
              <table:table-cell office:value-type="float" office:value="33795">
                <text:p>33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67">
                <text:p>15767</text:p>
              </table:table-cell>
              <table:table-cell office:value-type="float" office:value="34566">
                <text:p>34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455">
                <text:p>39455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782">
                <text:p>62782</text:p>
              </table:table-cell>
              <table:table-cell office:value-type="float" office:value="34713">
                <text:p>34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399">
                <text:p>64399</text:p>
              </table:table-cell>
              <table:table-cell office:value-type="float" office:value="33914">
                <text:p>33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002">
                <text:p>43002</text:p>
              </table:table-cell>
              <table:table-cell office:value-type="float" office:value="32986">
                <text:p>32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8">
                <text:p>17898</text:p>
              </table:table-cell>
              <table:table-cell office:value-type="float" office:value="33429">
                <text:p>33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91">
                <text:p>11991</text:p>
              </table:table-cell>
              <table:table-cell office:value-type="float" office:value="34412">
                <text:p>34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0">
                <text:p>30220</text:p>
              </table:table-cell>
              <table:table-cell office:value-type="float" office:value="35214">
                <text:p>35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671">
                <text:p>56671</text:p>
              </table:table-cell>
              <table:table-cell office:value-type="float" office:value="34873">
                <text:p>34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535">
                <text:p>65535</text:p>
              </table:table-cell>
              <table:table-cell office:value-type="float" office:value="34107">
                <text:p>34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810">
                <text:p>51810</text:p>
              </table:table-cell>
              <table:table-cell office:value-type="float" office:value="33094">
                <text:p>33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01">
                <text:p>24901</text:p>
              </table:table-cell>
              <table:table-cell office:value-type="float" office:value="33413">
                <text:p>33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62">
                <text:p>10762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98">
                <text:p>22098</text:p>
              </table:table-cell>
              <table:table-cell office:value-type="float" office:value="34824">
                <text:p>34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09">
                <text:p>48609</text:p>
              </table:table-cell>
              <table:table-cell office:value-type="float" office:value="34444">
                <text:p>3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35">
                <text:p>65535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285">
                <text:p>59285</text:p>
              </table:table-cell>
              <table:table-cell office:value-type="float" office:value="33540">
                <text:p>335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601">
                <text:p>33601</text:p>
              </table:table-cell>
              <table:table-cell office:value-type="float" office:value="33373">
                <text:p>33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55">
                <text:p>13155</text:p>
              </table:table-cell>
              <table:table-cell office:value-type="float" office:value="34048">
                <text:p>34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92">
                <text:p>15792</text:p>
              </table:table-cell>
              <table:table-cell office:value-type="float" office:value="34809">
                <text:p>34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562">
                <text:p>39562</text:p>
              </table:table-cell>
              <table:table-cell office:value-type="float" office:value="35065">
                <text:p>35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838">
                <text:p>62838</text:p>
              </table:table-cell>
              <table:table-cell office:value-type="float" office:value="34472">
                <text:p>34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424">
                <text:p>64424</text:p>
              </table:table-cell>
              <table:table-cell office:value-type="float" office:value="33470">
                <text:p>334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842">
                <text:p>42842</text:p>
              </table:table-cell>
              <table:table-cell office:value-type="float" office:value="33215">
                <text:p>33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37">
                <text:p>17837</text:p>
              </table:table-cell>
              <table:table-cell office:value-type="float" office:value="33870">
                <text:p>338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81">
                <text:p>11981</text:p>
              </table:table-cell>
              <table:table-cell office:value-type="float" office:value="34597">
                <text:p>345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394">
                <text:p>30394</text:p>
              </table:table-cell>
              <table:table-cell office:value-type="float" office:value="35120">
                <text:p>351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797">
                <text:p>56797</text:p>
              </table:table-cell>
              <table:table-cell office:value-type="float" office:value="34419">
                <text:p>34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6cm" svg:y="0.316cm" chart:style-name="ch2">
          <text:p>BPF a 20 Hz</text:p>
        </chart:title>
        <chart:legend chart:legend-position="end" svg:x="12.169cm" svg:y="3.952cm" style:legend-expansion="high" chart:style-name="ch3"/>
        <chart:plot-area chart:style-name="ch4" table:cell-range-address="BPF.A2:BPF.B48" chart:data-source-has-labels="row" svg:x="0.427cm" svg:y="1.274cm" svg:width="11.832cm" svg:height="7.543cm">
          <chart:coordinate-region svg:x="1.604cm" svg:y="1.473cm" svg:width="10.515cm" svg:height="6.5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PF.A3:BPF.A48" chart:label-cell-address="BPF.A2:BPF.A2" chart:class="chart:line">
            <chart:data-point chart:repeated="46"/>
          </chart:series>
          <chart:series chart:style-name="ch8" chart:values-cell-range-address="BPF.B3:BPF.B48" chart:label-cell-address="BPF.B2:BPF.B2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al de entrada</text:p>
                <draw:g>
                  <svg:desc>BPF.A2:BPF.A2</svg:desc>
                </draw:g>
              </table:table-cell>
              <table:table-cell office:value-type="string">
                <text:p>Saída do filtro</text:p>
                <draw:g>
                  <svg:desc>BPF.B2:BPF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BPF.A3:BPF.A48</svg:desc>
                </draw:g>
              </table:table-cell>
              <table:table-cell office:value-type="float" office:value="33134">
                <text:p>33134</text:p>
                <draw:g>
                  <svg:desc>BPF.B3:BPF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275">
                <text:p>65275</text:p>
              </table:table-cell>
              <table:table-cell office:value-type="float" office:value="33111">
                <text:p>33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612">
                <text:p>63612</text:p>
              </table:table-cell>
              <table:table-cell office:value-type="float" office:value="33129">
                <text:p>33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163">
                <text:p>61163</text:p>
              </table:table-cell>
              <table:table-cell office:value-type="float" office:value="33164">
                <text:p>33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777">
                <text:p>57777</text:p>
              </table:table-cell>
              <table:table-cell office:value-type="float" office:value="33220">
                <text:p>33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47">
                <text:p>53547</text:p>
              </table:table-cell>
              <table:table-cell office:value-type="float" office:value="33389">
                <text:p>33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17">
                <text:p>48717</text:p>
              </table:table-cell>
              <table:table-cell office:value-type="float" office:value="33499">
                <text:p>33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58">
                <text:p>43458</text:p>
              </table:table-cell>
              <table:table-cell office:value-type="float" office:value="33634">
                <text:p>33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024">
                <text:p>38024</text:p>
              </table:table-cell>
              <table:table-cell office:value-type="float" office:value="33860">
                <text:p>338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09">
                <text:p>32509</text:p>
              </table:table-cell>
              <table:table-cell office:value-type="float" office:value="33927">
                <text:p>33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217">
                <text:p>27217</text:p>
              </table:table-cell>
              <table:table-cell office:value-type="float" office:value="34253">
                <text:p>34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02">
                <text:p>22402</text:p>
              </table:table-cell>
              <table:table-cell office:value-type="float" office:value="34407">
                <text:p>34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72">
                <text:p>18072</text:p>
              </table:table-cell>
              <table:table-cell office:value-type="float" office:value="34710">
                <text:p>34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03">
                <text:p>14603</text:p>
              </table:table-cell>
              <table:table-cell office:value-type="float" office:value="34778">
                <text:p>34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71">
                <text:p>11971</text:p>
              </table:table-cell>
              <table:table-cell office:value-type="float" office:value="34890">
                <text:p>348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4">
                <text:p>10244</text:p>
              </table:table-cell>
              <table:table-cell office:value-type="float" office:value="35116">
                <text:p>35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48">
                <text:p>9248</text:p>
              </table:table-cell>
              <table:table-cell office:value-type="float" office:value="35177">
                <text:p>35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51">
                <text:p>9851</text:p>
              </table:table-cell>
              <table:table-cell office:value-type="float" office:value="35180">
                <text:p>35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28">
                <text:p>11228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24">
                <text:p>13324</text:p>
              </table:table-cell>
              <table:table-cell office:value-type="float" office:value="35090">
                <text:p>350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83">
                <text:p>16483</text:p>
              </table:table-cell>
              <table:table-cell office:value-type="float" office:value="34516">
                <text:p>34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68">
                <text:p>20468</text:p>
              </table:table-cell>
              <table:table-cell office:value-type="float" office:value="34455">
                <text:p>34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88">
                <text:p>25188</text:p>
              </table:table-cell>
              <table:table-cell office:value-type="float" office:value="34796">
                <text:p>34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359">
                <text:p>30359</text:p>
              </table:table-cell>
              <table:table-cell office:value-type="float" office:value="34662">
                <text:p>34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797">
                <text:p>35797</text:p>
              </table:table-cell>
              <table:table-cell office:value-type="float" office:value="34512">
                <text:p>34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349">
                <text:p>41349</text:p>
              </table:table-cell>
              <table:table-cell office:value-type="float" office:value="34201">
                <text:p>34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824">
                <text:p>46824</text:p>
              </table:table-cell>
              <table:table-cell office:value-type="float" office:value="33730">
                <text:p>337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740">
                <text:p>51740</text:p>
              </table:table-cell>
              <table:table-cell office:value-type="float" office:value="33895">
                <text:p>33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204">
                <text:p>56204</text:p>
              </table:table-cell>
              <table:table-cell office:value-type="float" office:value="33735">
                <text:p>33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48">
                <text:p>59948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732">
                <text:p>62732</text:p>
              </table:table-cell>
              <table:table-cell office:value-type="float" office:value="33370">
                <text:p>33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709">
                <text:p>64709</text:p>
              </table:table-cell>
              <table:table-cell office:value-type="float" office:value="33022">
                <text:p>33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35">
                <text:p>65535</text:p>
              </table:table-cell>
              <table:table-cell office:value-type="float" office:value="33161">
                <text:p>33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35">
                <text:p>65535</text:p>
              </table:table-cell>
              <table:table-cell office:value-type="float" office:value="33113">
                <text:p>3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216">
                <text:p>64216</text:p>
              </table:table-cell>
              <table:table-cell office:value-type="float" office:value="33114">
                <text:p>33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085">
                <text:p>62085</text:p>
              </table:table-cell>
              <table:table-cell office:value-type="float" office:value="33187">
                <text:p>33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916">
                <text:p>58916</text:p>
              </table:table-cell>
              <table:table-cell office:value-type="float" office:value="33241">
                <text:p>33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968">
                <text:p>54968</text:p>
              </table:table-cell>
              <table:table-cell office:value-type="float" office:value="33192">
                <text:p>33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314">
                <text:p>50314</text:p>
              </table:table-cell>
              <table:table-cell office:value-type="float" office:value="33435">
                <text:p>33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209">
                <text:p>45209</text:p>
              </table:table-cell>
              <table:table-cell office:value-type="float" office:value="33691">
                <text:p>33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758">
                <text:p>39758</text:p>
              </table:table-cell>
              <table:table-cell office:value-type="float" office:value="33839">
                <text:p>338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272">
                <text:p>34272</text:p>
              </table:table-cell>
              <table:table-cell office:value-type="float" office:value="33991">
                <text:p>33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848">
                <text:p>28848</text:p>
              </table:table-cell>
              <table:table-cell office:value-type="float" office:value="34285">
                <text:p>342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25">
                <text:p>23825</text:p>
              </table:table-cell>
              <table:table-cell office:value-type="float" office:value="34252">
                <text:p>34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37">
                <text:p>19337</text:p>
              </table:table-cell>
              <table:table-cell office:value-type="float" office:value="34607">
                <text:p>34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53">
                <text:p>15553</text:p>
              </table:table-cell>
              <table:table-cell office:value-type="float" office:value="34877">
                <text:p>348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HPF a 20 Hz</text:p>
        </chart:title>
        <chart:legend chart:legend-position="end" svg:x="12.169cm" svg:y="3.952cm" style:legend-expansion="high" chart:style-name="ch3"/>
        <chart:plot-area chart:style-name="ch4" table:cell-range-address="BPF.D2:BPF.E48" chart:data-source-has-labels="row" svg:x="0.32cm" svg:y="1.275cm" svg:width="11.529cm" svg:height="7.545cm">
          <chart:coordinate-region svg:x="1.497cm" svg:y="1.474cm" svg:width="10.212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PF.D3:BPF.D48" chart:label-cell-address="BPF.D2:BPF.D2" chart:class="chart:line">
            <chart:data-point chart:repeated="46"/>
          </chart:series>
          <chart:series chart:style-name="ch8" chart:values-cell-range-address="BPF.E3:BPF.E48" chart:label-cell-address="BPF.E2:BPF.E2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al de entrada</text:p>
                <draw:g>
                  <svg:desc>BPF.D2:BPF.D2</svg:desc>
                </draw:g>
              </table:table-cell>
              <table:table-cell office:value-type="string">
                <text:p>Saída do filtro</text:p>
                <draw:g>
                  <svg:desc>BPF.E2:BPF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678">
                <text:p>50678</text:p>
                <draw:g>
                  <svg:desc>BPF.D3:BPF.D48</svg:desc>
                </draw:g>
              </table:table-cell>
              <table:table-cell office:value-type="float" office:value="35083">
                <text:p>35083</text:p>
                <draw:g>
                  <svg:desc>BPF.E3:BPF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625">
                <text:p>62625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40">
                <text:p>64540</text:p>
              </table:table-cell>
              <table:table-cell office:value-type="float" office:value="33656">
                <text:p>33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39">
                <text:p>43139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62">
                <text:p>17962</text:p>
              </table:table-cell>
              <table:table-cell office:value-type="float" office:value="33291">
                <text:p>33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53">
                <text:p>11953</text:p>
              </table:table-cell>
              <table:table-cell office:value-type="float" office:value="34746">
                <text:p>34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142">
                <text:p>30142</text:p>
              </table:table-cell>
              <table:table-cell office:value-type="float" office:value="35142">
                <text:p>35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591">
                <text:p>56591</text:p>
              </table:table-cell>
              <table:table-cell office:value-type="float" office:value="35124">
                <text:p>3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5">
                <text:p>65535</text:p>
              </table:table-cell>
              <table:table-cell office:value-type="float" office:value="34527">
                <text:p>34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52">
                <text:p>51952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52">
                <text:p>25052</text:p>
              </table:table-cell>
              <table:table-cell office:value-type="float" office:value="33271">
                <text:p>33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82">
                <text:p>10782</text:p>
              </table:table-cell>
              <table:table-cell office:value-type="float" office:value="33321">
                <text:p>33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62">
                <text:p>21962</text:p>
              </table:table-cell>
              <table:table-cell office:value-type="float" office:value="35188">
                <text:p>35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482">
                <text:p>48482</text:p>
              </table:table-cell>
              <table:table-cell office:value-type="float" office:value="35183">
                <text:p>35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5">
                <text:p>65535</text:p>
              </table:table-cell>
              <table:table-cell office:value-type="float" office:value="34549">
                <text:p>34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320">
                <text:p>59320</text:p>
              </table:table-cell>
              <table:table-cell office:value-type="float" office:value="33248">
                <text:p>33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85">
                <text:p>33785</text:p>
              </table:table-cell>
              <table:table-cell office:value-type="float" office:value="33251">
                <text:p>33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49">
                <text:p>13249</text:p>
              </table:table-cell>
              <table:table-cell office:value-type="float" office:value="33795">
                <text:p>33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67">
                <text:p>15767</text:p>
              </table:table-cell>
              <table:table-cell office:value-type="float" office:value="34566">
                <text:p>34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455">
                <text:p>39455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782">
                <text:p>62782</text:p>
              </table:table-cell>
              <table:table-cell office:value-type="float" office:value="34713">
                <text:p>34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399">
                <text:p>64399</text:p>
              </table:table-cell>
              <table:table-cell office:value-type="float" office:value="33914">
                <text:p>33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002">
                <text:p>43002</text:p>
              </table:table-cell>
              <table:table-cell office:value-type="float" office:value="32986">
                <text:p>32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8">
                <text:p>17898</text:p>
              </table:table-cell>
              <table:table-cell office:value-type="float" office:value="33429">
                <text:p>33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91">
                <text:p>11991</text:p>
              </table:table-cell>
              <table:table-cell office:value-type="float" office:value="34412">
                <text:p>34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0">
                <text:p>30220</text:p>
              </table:table-cell>
              <table:table-cell office:value-type="float" office:value="35214">
                <text:p>35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671">
                <text:p>56671</text:p>
              </table:table-cell>
              <table:table-cell office:value-type="float" office:value="34873">
                <text:p>34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535">
                <text:p>65535</text:p>
              </table:table-cell>
              <table:table-cell office:value-type="float" office:value="34107">
                <text:p>34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810">
                <text:p>51810</text:p>
              </table:table-cell>
              <table:table-cell office:value-type="float" office:value="33094">
                <text:p>33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01">
                <text:p>24901</text:p>
              </table:table-cell>
              <table:table-cell office:value-type="float" office:value="33413">
                <text:p>33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62">
                <text:p>10762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98">
                <text:p>22098</text:p>
              </table:table-cell>
              <table:table-cell office:value-type="float" office:value="34824">
                <text:p>34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09">
                <text:p>48609</text:p>
              </table:table-cell>
              <table:table-cell office:value-type="float" office:value="34444">
                <text:p>3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35">
                <text:p>65535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285">
                <text:p>59285</text:p>
              </table:table-cell>
              <table:table-cell office:value-type="float" office:value="33540">
                <text:p>335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601">
                <text:p>33601</text:p>
              </table:table-cell>
              <table:table-cell office:value-type="float" office:value="33373">
                <text:p>33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55">
                <text:p>13155</text:p>
              </table:table-cell>
              <table:table-cell office:value-type="float" office:value="34048">
                <text:p>34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92">
                <text:p>15792</text:p>
              </table:table-cell>
              <table:table-cell office:value-type="float" office:value="34809">
                <text:p>34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562">
                <text:p>39562</text:p>
              </table:table-cell>
              <table:table-cell office:value-type="float" office:value="35065">
                <text:p>35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838">
                <text:p>62838</text:p>
              </table:table-cell>
              <table:table-cell office:value-type="float" office:value="34472">
                <text:p>34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424">
                <text:p>64424</text:p>
              </table:table-cell>
              <table:table-cell office:value-type="float" office:value="33470">
                <text:p>334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842">
                <text:p>42842</text:p>
              </table:table-cell>
              <table:table-cell office:value-type="float" office:value="33215">
                <text:p>33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37">
                <text:p>17837</text:p>
              </table:table-cell>
              <table:table-cell office:value-type="float" office:value="33870">
                <text:p>338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81">
                <text:p>11981</text:p>
              </table:table-cell>
              <table:table-cell office:value-type="float" office:value="34597">
                <text:p>345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394">
                <text:p>30394</text:p>
              </table:table-cell>
              <table:table-cell office:value-type="float" office:value="35120">
                <text:p>351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797">
                <text:p>56797</text:p>
              </table:table-cell>
              <table:table-cell office:value-type="float" office:value="34419">
                <text:p>344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28cm" svg:y="0.316cm" chart:style-name="ch2">
          <text:p>HPF a 100 Hz</text:p>
        </chart:title>
        <chart:legend chart:legend-position="end" svg:x="12.169cm" svg:y="3.952cm" style:legend-expansion="high" chart:style-name="ch3"/>
        <chart:plot-area chart:style-name="ch4" table:cell-range-address="BPF.A2:BPF.B48" chart:data-source-has-labels="row" svg:x="0.427cm" svg:y="1.274cm" svg:width="11.832cm" svg:height="7.543cm">
          <chart:coordinate-region svg:x="1.604cm" svg:y="1.473cm" svg:width="10.515cm" svg:height="6.5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PF.A3:BPF.A48" chart:label-cell-address="BPF.A2:BPF.A2" chart:class="chart:line">
            <chart:data-point chart:repeated="46"/>
          </chart:series>
          <chart:series chart:style-name="ch8" chart:values-cell-range-address="BPF.B3:BPF.B48" chart:label-cell-address="BPF.B2:BPF.B2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al de entrada</text:p>
                <draw:g>
                  <svg:desc>BPF.A2:BPF.A2</svg:desc>
                </draw:g>
              </table:table-cell>
              <table:table-cell office:value-type="string">
                <text:p>Saída do filtro</text:p>
                <draw:g>
                  <svg:desc>BPF.B2:BPF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BPF.A3:BPF.A48</svg:desc>
                </draw:g>
              </table:table-cell>
              <table:table-cell office:value-type="float" office:value="33134">
                <text:p>33134</text:p>
                <draw:g>
                  <svg:desc>BPF.B3:BPF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275">
                <text:p>65275</text:p>
              </table:table-cell>
              <table:table-cell office:value-type="float" office:value="33111">
                <text:p>33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612">
                <text:p>63612</text:p>
              </table:table-cell>
              <table:table-cell office:value-type="float" office:value="33129">
                <text:p>33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163">
                <text:p>61163</text:p>
              </table:table-cell>
              <table:table-cell office:value-type="float" office:value="33164">
                <text:p>33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777">
                <text:p>57777</text:p>
              </table:table-cell>
              <table:table-cell office:value-type="float" office:value="33220">
                <text:p>33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47">
                <text:p>53547</text:p>
              </table:table-cell>
              <table:table-cell office:value-type="float" office:value="33389">
                <text:p>33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17">
                <text:p>48717</text:p>
              </table:table-cell>
              <table:table-cell office:value-type="float" office:value="33499">
                <text:p>33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58">
                <text:p>43458</text:p>
              </table:table-cell>
              <table:table-cell office:value-type="float" office:value="33634">
                <text:p>33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024">
                <text:p>38024</text:p>
              </table:table-cell>
              <table:table-cell office:value-type="float" office:value="33860">
                <text:p>338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09">
                <text:p>32509</text:p>
              </table:table-cell>
              <table:table-cell office:value-type="float" office:value="33927">
                <text:p>33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217">
                <text:p>27217</text:p>
              </table:table-cell>
              <table:table-cell office:value-type="float" office:value="34253">
                <text:p>34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02">
                <text:p>22402</text:p>
              </table:table-cell>
              <table:table-cell office:value-type="float" office:value="34407">
                <text:p>34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72">
                <text:p>18072</text:p>
              </table:table-cell>
              <table:table-cell office:value-type="float" office:value="34710">
                <text:p>34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03">
                <text:p>14603</text:p>
              </table:table-cell>
              <table:table-cell office:value-type="float" office:value="34778">
                <text:p>34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71">
                <text:p>11971</text:p>
              </table:table-cell>
              <table:table-cell office:value-type="float" office:value="34890">
                <text:p>348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4">
                <text:p>10244</text:p>
              </table:table-cell>
              <table:table-cell office:value-type="float" office:value="35116">
                <text:p>35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48">
                <text:p>9248</text:p>
              </table:table-cell>
              <table:table-cell office:value-type="float" office:value="35177">
                <text:p>35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51">
                <text:p>9851</text:p>
              </table:table-cell>
              <table:table-cell office:value-type="float" office:value="35180">
                <text:p>35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28">
                <text:p>11228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24">
                <text:p>13324</text:p>
              </table:table-cell>
              <table:table-cell office:value-type="float" office:value="35090">
                <text:p>350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83">
                <text:p>16483</text:p>
              </table:table-cell>
              <table:table-cell office:value-type="float" office:value="34516">
                <text:p>34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68">
                <text:p>20468</text:p>
              </table:table-cell>
              <table:table-cell office:value-type="float" office:value="34455">
                <text:p>34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88">
                <text:p>25188</text:p>
              </table:table-cell>
              <table:table-cell office:value-type="float" office:value="34796">
                <text:p>34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359">
                <text:p>30359</text:p>
              </table:table-cell>
              <table:table-cell office:value-type="float" office:value="34662">
                <text:p>34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797">
                <text:p>35797</text:p>
              </table:table-cell>
              <table:table-cell office:value-type="float" office:value="34512">
                <text:p>34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349">
                <text:p>41349</text:p>
              </table:table-cell>
              <table:table-cell office:value-type="float" office:value="34201">
                <text:p>34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824">
                <text:p>46824</text:p>
              </table:table-cell>
              <table:table-cell office:value-type="float" office:value="33730">
                <text:p>337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740">
                <text:p>51740</text:p>
              </table:table-cell>
              <table:table-cell office:value-type="float" office:value="33895">
                <text:p>33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204">
                <text:p>56204</text:p>
              </table:table-cell>
              <table:table-cell office:value-type="float" office:value="33735">
                <text:p>33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48">
                <text:p>59948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732">
                <text:p>62732</text:p>
              </table:table-cell>
              <table:table-cell office:value-type="float" office:value="33370">
                <text:p>33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709">
                <text:p>64709</text:p>
              </table:table-cell>
              <table:table-cell office:value-type="float" office:value="33022">
                <text:p>33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35">
                <text:p>65535</text:p>
              </table:table-cell>
              <table:table-cell office:value-type="float" office:value="33161">
                <text:p>33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35">
                <text:p>65535</text:p>
              </table:table-cell>
              <table:table-cell office:value-type="float" office:value="33113">
                <text:p>3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216">
                <text:p>64216</text:p>
              </table:table-cell>
              <table:table-cell office:value-type="float" office:value="33114">
                <text:p>33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085">
                <text:p>62085</text:p>
              </table:table-cell>
              <table:table-cell office:value-type="float" office:value="33187">
                <text:p>33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916">
                <text:p>58916</text:p>
              </table:table-cell>
              <table:table-cell office:value-type="float" office:value="33241">
                <text:p>33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968">
                <text:p>54968</text:p>
              </table:table-cell>
              <table:table-cell office:value-type="float" office:value="33192">
                <text:p>33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314">
                <text:p>50314</text:p>
              </table:table-cell>
              <table:table-cell office:value-type="float" office:value="33435">
                <text:p>33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209">
                <text:p>45209</text:p>
              </table:table-cell>
              <table:table-cell office:value-type="float" office:value="33691">
                <text:p>33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758">
                <text:p>39758</text:p>
              </table:table-cell>
              <table:table-cell office:value-type="float" office:value="33839">
                <text:p>338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272">
                <text:p>34272</text:p>
              </table:table-cell>
              <table:table-cell office:value-type="float" office:value="33991">
                <text:p>33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848">
                <text:p>28848</text:p>
              </table:table-cell>
              <table:table-cell office:value-type="float" office:value="34285">
                <text:p>342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25">
                <text:p>23825</text:p>
              </table:table-cell>
              <table:table-cell office:value-type="float" office:value="34252">
                <text:p>34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37">
                <text:p>19337</text:p>
              </table:table-cell>
              <table:table-cell office:value-type="float" office:value="34607">
                <text:p>34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53">
                <text:p>15553</text:p>
              </table:table-cell>
              <table:table-cell office:value-type="float" office:value="34877">
                <text:p>348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1cm" svg:y="0.316cm" chart:style-name="ch2">
          <text:p>BPF a 220 Hz</text:p>
        </chart:title>
        <chart:legend chart:legend-position="end" svg:x="12.169cm" svg:y="3.952cm" style:legend-expansion="high" chart:style-name="ch3"/>
        <chart:plot-area chart:style-name="ch4" table:cell-range-address="BPF.D2:BPF.E48" chart:data-source-has-labels="row" svg:x="0.32cm" svg:y="1.275cm" svg:width="11.529cm" svg:height="7.545cm">
          <chart:coordinate-region svg:x="1.497cm" svg:y="1.474cm" svg:width="10.212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PF.D3:BPF.D48" chart:label-cell-address="BPF.D2:BPF.D2" chart:class="chart:line">
            <chart:data-point chart:repeated="46"/>
          </chart:series>
          <chart:series chart:style-name="ch8" chart:values-cell-range-address="BPF.E3:BPF.E48" chart:label-cell-address="BPF.E2:BPF.E2" chart:class="chart:line"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al de entrada</text:p>
                <draw:g>
                  <svg:desc>BPF.D2:BPF.D2</svg:desc>
                </draw:g>
              </table:table-cell>
              <table:table-cell office:value-type="string">
                <text:p>Saída do filtro</text:p>
                <draw:g>
                  <svg:desc>BPF.E2:BPF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678">
                <text:p>50678</text:p>
                <draw:g>
                  <svg:desc>BPF.D3:BPF.D48</svg:desc>
                </draw:g>
              </table:table-cell>
              <table:table-cell office:value-type="float" office:value="35083">
                <text:p>35083</text:p>
                <draw:g>
                  <svg:desc>BPF.E3:BPF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625">
                <text:p>62625</text:p>
              </table:table-cell>
              <table:table-cell office:value-type="float" office:value="35083">
                <text:p>35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40">
                <text:p>64540</text:p>
              </table:table-cell>
              <table:table-cell office:value-type="float" office:value="33656">
                <text:p>33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39">
                <text:p>43139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62">
                <text:p>17962</text:p>
              </table:table-cell>
              <table:table-cell office:value-type="float" office:value="33291">
                <text:p>33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53">
                <text:p>11953</text:p>
              </table:table-cell>
              <table:table-cell office:value-type="float" office:value="34746">
                <text:p>34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142">
                <text:p>30142</text:p>
              </table:table-cell>
              <table:table-cell office:value-type="float" office:value="35142">
                <text:p>35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591">
                <text:p>56591</text:p>
              </table:table-cell>
              <table:table-cell office:value-type="float" office:value="35124">
                <text:p>3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5">
                <text:p>65535</text:p>
              </table:table-cell>
              <table:table-cell office:value-type="float" office:value="34527">
                <text:p>34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52">
                <text:p>51952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52">
                <text:p>25052</text:p>
              </table:table-cell>
              <table:table-cell office:value-type="float" office:value="33271">
                <text:p>33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82">
                <text:p>10782</text:p>
              </table:table-cell>
              <table:table-cell office:value-type="float" office:value="33321">
                <text:p>33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62">
                <text:p>21962</text:p>
              </table:table-cell>
              <table:table-cell office:value-type="float" office:value="35188">
                <text:p>35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482">
                <text:p>48482</text:p>
              </table:table-cell>
              <table:table-cell office:value-type="float" office:value="35183">
                <text:p>35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5">
                <text:p>65535</text:p>
              </table:table-cell>
              <table:table-cell office:value-type="float" office:value="34549">
                <text:p>34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320">
                <text:p>59320</text:p>
              </table:table-cell>
              <table:table-cell office:value-type="float" office:value="33248">
                <text:p>33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85">
                <text:p>33785</text:p>
              </table:table-cell>
              <table:table-cell office:value-type="float" office:value="33251">
                <text:p>33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49">
                <text:p>13249</text:p>
              </table:table-cell>
              <table:table-cell office:value-type="float" office:value="33795">
                <text:p>33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67">
                <text:p>15767</text:p>
              </table:table-cell>
              <table:table-cell office:value-type="float" office:value="34566">
                <text:p>34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455">
                <text:p>39455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782">
                <text:p>62782</text:p>
              </table:table-cell>
              <table:table-cell office:value-type="float" office:value="34713">
                <text:p>34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399">
                <text:p>64399</text:p>
              </table:table-cell>
              <table:table-cell office:value-type="float" office:value="33914">
                <text:p>33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002">
                <text:p>43002</text:p>
              </table:table-cell>
              <table:table-cell office:value-type="float" office:value="32986">
                <text:p>32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8">
                <text:p>17898</text:p>
              </table:table-cell>
              <table:table-cell office:value-type="float" office:value="33429">
                <text:p>33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91">
                <text:p>11991</text:p>
              </table:table-cell>
              <table:table-cell office:value-type="float" office:value="34412">
                <text:p>34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0">
                <text:p>30220</text:p>
              </table:table-cell>
              <table:table-cell office:value-type="float" office:value="35214">
                <text:p>35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671">
                <text:p>56671</text:p>
              </table:table-cell>
              <table:table-cell office:value-type="float" office:value="34873">
                <text:p>34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535">
                <text:p>65535</text:p>
              </table:table-cell>
              <table:table-cell office:value-type="float" office:value="34107">
                <text:p>34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810">
                <text:p>51810</text:p>
              </table:table-cell>
              <table:table-cell office:value-type="float" office:value="33094">
                <text:p>33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01">
                <text:p>24901</text:p>
              </table:table-cell>
              <table:table-cell office:value-type="float" office:value="33413">
                <text:p>33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62">
                <text:p>10762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098">
                <text:p>22098</text:p>
              </table:table-cell>
              <table:table-cell office:value-type="float" office:value="34824">
                <text:p>34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09">
                <text:p>48609</text:p>
              </table:table-cell>
              <table:table-cell office:value-type="float" office:value="34444">
                <text:p>3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35">
                <text:p>65535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285">
                <text:p>59285</text:p>
              </table:table-cell>
              <table:table-cell office:value-type="float" office:value="33540">
                <text:p>335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601">
                <text:p>33601</text:p>
              </table:table-cell>
              <table:table-cell office:value-type="float" office:value="33373">
                <text:p>33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55">
                <text:p>13155</text:p>
              </table:table-cell>
              <table:table-cell office:value-type="float" office:value="34048">
                <text:p>34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92">
                <text:p>15792</text:p>
              </table:table-cell>
              <table:table-cell office:value-type="float" office:value="34809">
                <text:p>34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562">
                <text:p>39562</text:p>
              </table:table-cell>
              <table:table-cell office:value-type="float" office:value="35065">
                <text:p>35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838">
                <text:p>62838</text:p>
              </table:table-cell>
              <table:table-cell office:value-type="float" office:value="34472">
                <text:p>34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424">
                <text:p>64424</text:p>
              </table:table-cell>
              <table:table-cell office:value-type="float" office:value="33470">
                <text:p>334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842">
                <text:p>42842</text:p>
              </table:table-cell>
              <table:table-cell office:value-type="float" office:value="33215">
                <text:p>33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37">
                <text:p>17837</text:p>
              </table:table-cell>
              <table:table-cell office:value-type="float" office:value="33870">
                <text:p>338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81">
                <text:p>11981</text:p>
              </table:table-cell>
              <table:table-cell office:value-type="float" office:value="34597">
                <text:p>345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394">
                <text:p>30394</text:p>
              </table:table-cell>
              <table:table-cell office:value-type="float" office:value="35120">
                <text:p>351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797">
                <text:p>56797</text:p>
              </table:table-cell>
              <table:table-cell office:value-type="float" office:value="34419">
                <text:p>344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